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2.png" manifest:media-type="image/png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ableColumn29" style:family="table-column">
      <style:table-column-properties style:column-width="2.5in" style:use-optimal-column-width="false"/>
    </style:style>
    <style:style style:name="TableColumn30" style:family="table-column">
      <style:table-column-properties style:column-width="4.7597in" style:use-optimal-column-width="false"/>
    </style:style>
    <style:style style:name="Table28" style:family="table">
      <style:table-properties style:width="7.2597in" fo:margin-left="0in" table:align="left"/>
    </style:style>
    <style:style style:name="TableRow31" style:family="table-row">
      <style:table-row-properties style:row-height="0.5in" style:use-optimal-row-height="false"/>
    </style:style>
    <style:style style:name="TableCell32" style:family="table-cell">
      <style:table-cell-properties fo:border="none" style:writing-mode="lr-tb" fo:padding-top="0.0381in" fo:padding-left="0.0381in" fo:padding-bottom="0.0381in" fo:padding-right="0.0381in"/>
    </style:style>
    <style:style style:name="P3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margin-left="0.4368in">
        <style:tab-stops/>
      </style:paragraph-properties>
    </style:style>
    <style:style style:name="TableRow37" style:family="table-row">
      <style:table-row-properties style:row-height="0.5986in" style:use-optimal-row-height="false"/>
    </style:style>
    <style:style style:name="TableCell38" style:family="table-cell">
      <style:table-cell-properties fo:border="none" style:writing-mode="lr-tb" fo:padding-top="0.0381in" fo:padding-left="0.0381in" fo:padding-bottom="0.0381in" fo:padding-right="0.0381in"/>
    </style:style>
    <style:style style:name="P3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margin-left="0.4368in">
        <style:tab-stops/>
      </style:paragraph-properties>
    </style:style>
    <style:style style:name="TableRow43" style:family="table-row">
      <style:table-row-properties style:row-height="0.55in" style:use-optimal-row-height="false"/>
    </style:style>
    <style:style style:name="TableCell44" style:family="table-cell">
      <style:table-cell-properties fo:border="none" style:writing-mode="lr-tb" fo:padding-top="0.0381in" fo:padding-left="0.0381in" fo:padding-bottom="0.0381in" fo:padding-right="0.0381in"/>
    </style:style>
    <style:style style:name="P4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margin-left="0.4368in">
        <style:tab-stops/>
      </style:paragraph-properties>
    </style:style>
    <style:style style:name="TableRow49" style:family="table-row">
      <style:table-row-properties style:row-height="0.5534in" style:use-optimal-row-height="false"/>
    </style:style>
    <style:style style:name="TableCell50" style:family="table-cell">
      <style:table-cell-properties fo:border="none" style:writing-mode="lr-tb" fo:padding-top="0.0381in" fo:padding-left="0.0381in" fo:padding-bottom="0.0381in" fo:padding-right="0.0381in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margin-left="0.4368in">
        <style:tab-stops/>
      </style:paragraph-properties>
    </style:style>
    <style:style style:name="TableRow55" style:family="table-row">
      <style:table-row-properties style:row-height="0.55in" style:use-optimal-row-height="false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margin-left="0.4368in">
        <style:tab-stops/>
      </style:paragraph-properties>
    </style:style>
    <style:style style:name="TableRow61" style:family="table-row">
      <style:table-row-properties style:row-height="0.5in" style:use-optimal-row-height="false"/>
    </style:style>
    <style:style style:name="TableCell62" style:family="table-cell">
      <style:table-cell-properties fo:border="none" style:writing-mode="lr-tb" fo:padding-top="0.0381in" fo:padding-left="0.0381in" fo:padding-bottom="0.0381in" fo:padding-right="0.0381in"/>
    </style:style>
    <style:style style:name="P63" style:parent-style-name="Cambria" style:family="paragraph">
      <style:paragraph-properties fo:margin-left="0.4368in">
        <style:tab-stops/>
      </style:paragraph-properties>
    </style:style>
    <style:style style:name="TableCell6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TableRow66" style:family="table-row">
      <style:table-row-properties style:row-height="0.5in"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Cambria" style:family="paragraph">
      <style:paragraph-properties fo:margin-left="0.4368in">
        <style:tab-stops/>
      </style:paragraph-properties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</style:style>
    <style:style style:name="TableRow71" style:family="table-row">
      <style:table-row-properties style:row-height="0.5541in"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margin-left="0.4368in">
        <style:tab-stops/>
      </style:paragraph-properties>
    </style:style>
    <style:style style:name="TableRow77" style:family="table-row">
      <style:table-row-properties style:row-height="0.5493in"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0" style:parent-style-name="Standard" style:family="paragraph">
      <style:paragraph-properties fo:text-align="end" fo:margin-left="0.4368in">
        <style:tab-stops/>
      </style:paragraph-properties>
    </style:style>
    <style:style style:name="T8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TableRow84" style:family="table-row">
      <style:table-row-properties style:row-height="0.6208in"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7" style:parent-style-name="Standard" style:family="paragraph">
      <style:paragraph-properties fo:text-align="end" fo:margin-left="0.4368in">
        <style:tab-stops/>
      </style:paragraph-properties>
    </style:style>
    <style:style style:name="T8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TableRow91" style:family="table-row">
      <style:table-row-properties style:row-height="0.5in" style:use-optimal-row-height="false"/>
    </style:style>
    <style:style style:name="TableCell92" style:family="table-cell">
      <style:table-cell-properties fo:border="none" style:writing-mode="lr-tb" fo:padding-top="0.0381in" fo:padding-left="0.0381in" fo:padding-bottom="0.0381in" fo:padding-right="0.0381in"/>
    </style:style>
    <style:style style:name="P93" style:parent-style-name="Standard" style:family="paragraph">
      <style:paragraph-properties fo:text-align="end" fo:margin-left="0.4368in">
        <style:tab-stops/>
      </style:paragraph-properties>
    </style:style>
    <style:style style:name="TableCell9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margin-left="0.4368in">
        <style:tab-stops/>
      </style:paragraph-properties>
    </style:style>
    <style:style style:name="P96" style:parent-style-name="Standard" style:family="paragraph">
      <style:text-properties style:font-name="Calibri" fo:color="#000000" fo:font-size="26pt" style:font-size-asian="26pt"/>
    </style:style>
    <style:style style:name="P97" style:parent-style-name="Standard" style:family="paragraph">
      <style:paragraph-properties fo:text-align="center"/>
      <style:text-properties style:font-name="Arial" style:font-name-complex="Arial"/>
    </style:style>
    <style:style style:name="P98" style:parent-style-name="Standard" style:family="paragraph">
      <style:paragraph-properties fo:text-align="center"/>
      <style:text-properties style:font-name="Arial" style:font-name-complex="Arial"/>
    </style:style>
    <style:style style:name="P99" style:parent-style-name="Standard" style:family="paragraph">
      <style:paragraph-properties fo:text-align="center"/>
      <style:text-properties style:font-name="Arial" style:font-name-complex="Arial"/>
    </style:style>
    <style:style style:name="P100" style:parent-style-name="Standard" style:family="paragraph"/>
    <style:style style:name="P101" style:parent-style-name="Standard" style:family="paragraph">
      <style:paragraph-properties fo:margin-left="0.25in">
        <style:tab-stops/>
      </style:paragraph-properties>
    </style:style>
    <style:style style:name="P102" style:parent-style-name="Standard" style:family="paragraph">
      <style:paragraph-properties fo:margin-left="0.25in">
        <style:tab-stops/>
      </style:paragraph-properties>
    </style:style>
    <style:style style:name="P103" style:parent-style-name="Standard" style:family="paragraph">
      <style:paragraph-properties fo:margin-left="0.25in">
        <style:tab-stops/>
      </style:paragraph-properties>
    </style:style>
    <style:style style:name="P104" style:parent-style-name="Normal" style:family="paragraph">
      <style:paragraph-properties fo:text-align="center"/>
    </style:style>
    <style:style style:name="P105" style:parent-style-name="Normal" style:family="paragraph">
      <style:paragraph-properties fo:text-align="center"/>
    </style:style>
    <style:style style:name="P106" style:parent-style-name="Normal" style:family="paragraph">
      <style:paragraph-properties fo:text-align="center"/>
    </style:style>
    <style:style style:name="P107" style:parent-style-name="Normal" style:family="paragraph">
      <style:paragraph-properties fo:text-align="center"/>
    </style:style>
    <style:style style:name="P108" style:parent-style-name="Normal" style:family="paragraph">
      <style:paragraph-properties fo:text-align="center"/>
    </style:style>
    <style:style style:name="P109" style:parent-style-name="Normal" style:family="paragraph">
      <style:paragraph-properties fo:text-align="center"/>
    </style:style>
    <style:style style:name="T110" style:parent-style-name="Fuentedepárrafopredeter." style:family="text">
      <style:text-properties style:font-name="Times New Roman" style:font-name-complex="Times New Roman"/>
    </style:style>
    <style:style style:name="P111" style:parent-style-name="Normal" style:family="paragraph">
      <style:paragraph-properties fo:text-align="center"/>
    </style:style>
    <style:style style:name="P112" style:parent-style-name="Normal" style:family="paragraph">
      <style:paragraph-properties fo:text-align="center"/>
    </style:style>
    <style:style style:name="P113" style:parent-style-name="Standard" style:family="paragraph"/>
    <style:style style:name="P114" style:parent-style-name="Standard" style:family="paragraph">
      <style:paragraph-properties fo:margin-left="0.25in">
        <style:tab-stops/>
      </style:paragraph-properties>
    </style:style>
    <style:style style:name="P115" style:parent-style-name="Normal" style:family="paragraph">
      <style:paragraph-properties fo:text-align="center"/>
      <style:text-properties fo:color="#FFFFFF"/>
    </style:style>
    <style:style style:name="P116" style:parent-style-name="Normal" style:family="paragraph">
      <style:paragraph-properties fo:text-align="center"/>
    </style:style>
    <style:style style:name="P117" style:parent-style-name="Normal" style:family="paragraph">
      <style:paragraph-properties fo:text-align="center"/>
    </style:style>
    <style:style style:name="P118" style:parent-style-name="Normal" style:family="paragraph">
      <style:paragraph-properties fo:text-align="center"/>
    </style:style>
    <style:style style:name="P119" style:parent-style-name="Normal" style:family="paragraph">
      <style:paragraph-properties fo:text-align="center"/>
    </style:style>
    <style:style style:name="P120" style:parent-style-name="Normal" style:family="paragraph">
      <style:paragraph-properties fo:text-align="center"/>
    </style:style>
    <style:style style:name="P121" style:parent-style-name="Normal" style:family="paragraph">
      <style:paragraph-properties fo:text-align="center"/>
    </style:style>
    <style:style style:name="P122" style:parent-style-name="Normal" style:family="paragraph">
      <style:paragraph-properties fo:text-align="center"/>
    </style:style>
    <style:style style:name="P123" style:parent-style-name="Normal" style:family="paragraph">
      <style:paragraph-properties fo:text-align="center"/>
    </style:style>
    <style:style style:name="T124" style:parent-style-name="Fuentedepárrafopredeter." style:family="text">
      <style:text-properties style:font-name="Times New Roman" style:font-name-complex="Times New Roman"/>
    </style:style>
    <style:style style:name="T125" style:parent-style-name="Fuentedepárrafopredeter." style:family="text">
      <style:text-properties style:font-name="Times New Roman" style:font-name-complex="Times New Roman"/>
    </style:style>
    <style:style style:name="P126" style:parent-style-name="Normal" style:family="paragraph">
      <style:paragraph-properties fo:text-align="center"/>
    </style:style>
    <style:style style:name="T127" style:parent-style-name="Fuentedepárrafopredeter." style:family="text">
      <style:text-properties style:font-name="Times New Roman" style:font-name-complex="Times New Roman"/>
    </style:style>
    <style:style style:name="P128" style:parent-style-name="Normal" style:family="paragraph">
      <style:paragraph-properties fo:text-align="center"/>
    </style:style>
    <style:style style:name="P129" style:parent-style-name="Normal" style:family="paragraph">
      <style:paragraph-properties fo:text-align="center"/>
    </style:style>
    <style:style style:name="P130" style:parent-style-name="Normal" style:family="paragraph">
      <style:paragraph-properties fo:text-align="end"/>
    </style:style>
    <style:style style:name="P131" style:parent-style-name="Normal" style:family="paragraph">
      <style:paragraph-properties fo:text-align="end"/>
    </style:style>
    <style:style style:name="P132" style:parent-style-name="Normal" style:family="paragraph">
      <style:paragraph-properties fo:text-align="end"/>
    </style:style>
    <style:style style:name="P133" style:parent-style-name="Normal" style:family="paragraph">
      <style:paragraph-properties fo:text-align="end"/>
    </style:style>
    <style:style style:name="P134" style:parent-style-name="Normal" style:family="paragraph">
      <style:paragraph-properties fo:text-align="end"/>
    </style:style>
    <style:style style:name="P135" style:parent-style-name="Normal" style:family="paragraph">
      <style:paragraph-properties fo:text-align="end"/>
    </style:style>
    <style:style style:name="P136" style:parent-style-name="Normal" style:family="paragraph">
      <style:paragraph-properties fo:text-align="end"/>
    </style:style>
    <style:style style:name="P137" style:parent-style-name="Normal" style:family="paragraph">
      <style:paragraph-properties fo:text-align="end"/>
    </style:style>
    <style:style style:name="P138" style:parent-style-name="Normal" style:family="paragraph">
      <style:paragraph-properties fo:text-align="end"/>
    </style:style>
    <style:style style:name="P139" style:parent-style-name="Normal" style:family="paragraph">
      <style:paragraph-properties fo:text-align="end"/>
    </style:style>
    <style:style style:name="P140" style:parent-style-name="Normal" style:family="paragraph">
      <style:paragraph-properties fo:text-align="end"/>
    </style:style>
    <style:style style:name="P141" style:parent-style-name="Normal" style:family="paragraph">
      <style:paragraph-properties fo:text-align="end"/>
    </style:style>
    <style:style style:name="P142" style:parent-style-name="Normal" style:family="paragraph">
      <style:paragraph-properties fo:text-align="end"/>
    </style:style>
    <style:style style:name="P143" style:parent-style-name="Normal" style:family="paragraph">
      <style:paragraph-properties fo:text-align="end"/>
    </style:style>
    <style:style style:name="P144" style:parent-style-name="Normal" style:family="paragraph">
      <style:paragraph-properties fo:text-align="end"/>
    </style:style>
    <style:style style:name="P145" style:parent-style-name="Normal" style:family="paragraph">
      <style:paragraph-properties fo:text-align="end"/>
    </style:style>
    <style:style style:name="P146" style:parent-style-name="Normal" style:family="paragraph">
      <style:paragraph-properties fo:text-align="end"/>
    </style:style>
    <style:style style:name="P147" style:parent-style-name="Normal" style:family="paragraph">
      <style:paragraph-properties fo:text-align="end"/>
    </style:style>
    <style:style style:name="P148" style:parent-style-name="Normal" style:family="paragraph">
      <style:paragraph-properties fo:text-align="end"/>
    </style:style>
    <style:style style:name="P149" style:parent-style-name="Normal" style:family="paragraph">
      <style:paragraph-properties fo:text-align="end"/>
    </style:style>
    <style:style style:name="P150" style:parent-style-name="Normal" style:family="paragraph">
      <style:paragraph-properties fo:text-align="end"/>
    </style:style>
    <style:style style:name="P151" style:parent-style-name="Normal" style:family="paragraph">
      <style:paragraph-properties fo:text-align="end"/>
    </style:style>
    <style:style style:name="P152" style:parent-style-name="Normal" style:family="paragraph">
      <style:paragraph-properties fo:text-align="end"/>
    </style:style>
    <style:style style:name="P153" style:parent-style-name="Normal" style:family="paragraph">
      <style:paragraph-properties fo:text-align="end"/>
    </style:style>
    <style:style style:name="P154" style:parent-style-name="Normal" style:family="paragraph">
      <style:paragraph-properties fo:text-align="end"/>
    </style:style>
    <style:style style:name="P155" style:parent-style-name="Normal" style:family="paragraph">
      <style:paragraph-properties fo:text-align="end"/>
    </style:style>
    <style:style style:name="P156" style:parent-style-name="Párrafodelista" style:family="paragraph"/>
    <style:style style:name="P157" style:parent-style-name="Normal" style:family="paragraph">
      <style:paragraph-properties fo:margin-left="0.25in">
        <style:tab-stops/>
      </style:paragraph-properties>
    </style:style>
    <style:style style:name="P158" style:parent-style-name="Normal" style:family="paragraph">
      <style:paragraph-properties fo:text-align="center"/>
    </style:style>
    <style:style style:name="P159" style:parent-style-name="Normal" style:family="paragraph">
      <style:paragraph-properties fo:text-align="center"/>
    </style:style>
    <style:style style:name="P160" style:parent-style-name="Normal" style:family="paragraph">
      <style:paragraph-properties fo:text-align="center"/>
    </style:style>
    <style:style style:name="P161" style:parent-style-name="Normal" style:family="paragraph">
      <style:paragraph-properties fo:text-align="center"/>
    </style:style>
    <style:style style:name="P162" style:parent-style-name="Normal" style:family="paragraph">
      <style:paragraph-properties fo:text-align="center"/>
    </style:style>
    <style:style style:name="P163" style:parent-style-name="Normal" style:family="paragraph">
      <style:paragraph-properties fo:text-align="center"/>
    </style:style>
    <style:style style:name="P164" style:parent-style-name="Normal" style:family="paragraph">
      <style:paragraph-properties fo:text-align="center"/>
    </style:style>
    <style:style style:name="P165" style:parent-style-name="Normal" style:family="paragraph">
      <style:paragraph-properties fo:text-align="center"/>
    </style:style>
    <style:style style:name="P166" style:parent-style-name="Normal" style:family="paragraph">
      <style:paragraph-properties fo:text-align="center"/>
    </style:style>
    <style:style style:name="P167" style:parent-style-name="Normal" style:family="paragraph">
      <style:paragraph-properties fo:text-align="center"/>
    </style:style>
    <style:style style:name="P168" style:parent-style-name="Normal" style:family="paragraph">
      <style:paragraph-properties fo:text-align="center"/>
    </style:style>
    <style:style style:name="P169" style:parent-style-name="Normal" style:family="paragraph">
      <style:paragraph-properties fo:text-align="center"/>
    </style:style>
    <style:style style:name="P170" style:parent-style-name="Normal" style:family="paragraph">
      <style:paragraph-properties>
        <style:tab-stops>
          <style:tab-stop style:type="left" style:position="6.5729in"/>
        </style:tab-stops>
      </style:paragraph-properties>
    </style:style>
    <style:style style:name="P171" style:parent-style-name="Normal" style:family="paragraph">
      <style:paragraph-properties>
        <style:tab-stops>
          <style:tab-stop style:type="left" style:position="6.5729in"/>
        </style:tab-stops>
      </style:paragraph-properties>
    </style:style>
    <style:style style:name="P172" style:parent-style-name="Normal" style:family="paragraph">
      <style:paragraph-properties>
        <style:tab-stops>
          <style:tab-stop style:type="left" style:position="6.5729in"/>
        </style:tab-stops>
      </style:paragraph-properties>
    </style:style>
    <style:style style:name="P173" style:parent-style-name="Normal" style:family="paragraph">
      <style:paragraph-properties>
        <style:tab-stops>
          <style:tab-stop style:type="left" style:position="6.5729in"/>
        </style:tab-stops>
      </style:paragraph-properties>
    </style:style>
    <style:style style:name="P174" style:parent-style-name="Normal" style:family="paragraph">
      <style:paragraph-properties>
        <style:tab-stops>
          <style:tab-stop style:type="left" style:position="6.5729in"/>
        </style:tab-stops>
      </style:paragraph-properties>
    </style:style>
    <style:style style:name="P175" style:parent-style-name="Normal" style:family="paragraph">
      <style:paragraph-properties>
        <style:tab-stops>
          <style:tab-stop style:type="left" style:position="6.5729in"/>
        </style:tab-stops>
      </style:paragraph-properties>
    </style:style>
    <style:style style:name="P176" style:parent-style-name="Normal" style:family="paragraph">
      <style:paragraph-properties>
        <style:tab-stops>
          <style:tab-stop style:type="left" style:position="6.5729in"/>
        </style:tab-stops>
      </style:paragraph-properties>
    </style:style>
    <style:style style:name="P177" style:parent-style-name="Normal" style:family="paragraph">
      <style:paragraph-properties>
        <style:tab-stops>
          <style:tab-stop style:type="left" style:position="6.5729in"/>
        </style:tab-stops>
      </style:paragraph-properties>
    </style:style>
    <style:style style:name="P178" style:parent-style-name="Normal" style:family="paragraph">
      <style:paragraph-properties>
        <style:tab-stops>
          <style:tab-stop style:type="left" style:position="6.5729in"/>
        </style:tab-stops>
      </style:paragraph-properties>
    </style:style>
    <style:style style:name="P179" style:parent-style-name="Normal" style:family="paragraph">
      <style:paragraph-properties>
        <style:tab-stops>
          <style:tab-stop style:type="left" style:position="6.5729in"/>
        </style:tab-stops>
      </style:paragraph-properties>
    </style:style>
    <style:style style:name="P180" style:parent-style-name="Normal" style:family="paragraph">
      <style:paragraph-properties>
        <style:tab-stops>
          <style:tab-stop style:type="left" style:position="6.5729in"/>
        </style:tab-stops>
      </style:paragraph-properties>
    </style:style>
    <style:style style:name="P181" style:parent-style-name="Normal" style:family="paragraph">
      <style:paragraph-properties>
        <style:tab-stops>
          <style:tab-stop style:type="left" style:position="6.5729in"/>
        </style:tab-stops>
      </style:paragraph-properties>
    </style:style>
    <style:style style:name="P182" style:parent-style-name="Normal" style:family="paragraph">
      <style:paragraph-properties>
        <style:tab-stops>
          <style:tab-stop style:type="left" style:position="6.5729in"/>
        </style:tab-stops>
      </style:paragraph-properties>
    </style:style>
    <style:style style:name="P183" style:parent-style-name="Normal" style:family="paragraph">
      <style:paragraph-properties>
        <style:tab-stops>
          <style:tab-stop style:type="left" style:position="6.5729in"/>
        </style:tab-stops>
      </style:paragraph-properties>
    </style:style>
    <style:style style:name="P184" style:parent-style-name="Normal" style:family="paragraph">
      <style:paragraph-properties>
        <style:tab-stops>
          <style:tab-stop style:type="left" style:position="6.5729in"/>
        </style:tab-stops>
      </style:paragraph-properties>
    </style:style>
    <style:style style:name="P185" style:parent-style-name="Normal" style:family="paragraph">
      <style:paragraph-properties>
        <style:tab-stops>
          <style:tab-stop style:type="left" style:position="6.5729in"/>
        </style:tab-stops>
      </style:paragraph-properties>
    </style:style>
    <style:style style:name="P186" style:parent-style-name="Normal" style:family="paragraph">
      <style:paragraph-properties>
        <style:tab-stops>
          <style:tab-stop style:type="left" style:position="6.5729in"/>
        </style:tab-stops>
      </style:paragraph-properties>
    </style:style>
    <style:style style:name="P187" style:parent-style-name="Normal" style:family="paragraph">
      <style:paragraph-properties>
        <style:tab-stops>
          <style:tab-stop style:type="left" style:position="6.5729in"/>
        </style:tab-stops>
      </style:paragraph-properties>
    </style:style>
    <style:style style:name="P188" style:parent-style-name="Normal" style:family="paragraph">
      <style:paragraph-properties>
        <style:tab-stops>
          <style:tab-stop style:type="left" style:position="6.5729in"/>
        </style:tab-stops>
      </style:paragraph-properties>
    </style:style>
    <style:style style:name="P189" style:parent-style-name="Normal" style:family="paragraph">
      <style:paragraph-properties>
        <style:tab-stops>
          <style:tab-stop style:type="left" style:position="6.5729in"/>
        </style:tab-stops>
      </style:paragraph-properties>
    </style:style>
    <style:style style:name="P190" style:parent-style-name="Normal" style:family="paragraph">
      <style:paragraph-properties>
        <style:tab-stops>
          <style:tab-stop style:type="left" style:position="6.5729in"/>
        </style:tab-stops>
      </style:paragraph-properties>
    </style:style>
    <style:style style:name="P191" style:parent-style-name="Normal" style:family="paragraph">
      <style:paragraph-properties>
        <style:tab-stops>
          <style:tab-stop style:type="left" style:position="6.5729in"/>
        </style:tab-stops>
      </style:paragraph-properties>
    </style:style>
    <style:style style:name="P192" style:parent-style-name="Normal" style:family="paragraph">
      <style:paragraph-properties>
        <style:tab-stops>
          <style:tab-stop style:type="left" style:position="6.5729in"/>
        </style:tab-stops>
      </style:paragraph-properties>
    </style:style>
    <style:style style:name="P193" style:parent-style-name="Normal" style:family="paragraph">
      <style:paragraph-properties>
        <style:tab-stops>
          <style:tab-stop style:type="left" style:position="6.5729in"/>
        </style:tab-stops>
      </style:paragraph-properties>
    </style:style>
    <style:style style:name="P194" style:parent-style-name="Normal" style:family="paragraph">
      <style:paragraph-properties>
        <style:tab-stops>
          <style:tab-stop style:type="left" style:position="6.5729in"/>
        </style:tab-stops>
      </style:paragraph-properties>
    </style:style>
    <style:style style:name="P195" style:parent-style-name="Normal" style:family="paragraph">
      <style:paragraph-properties>
        <style:tab-stops>
          <style:tab-stop style:type="left" style:position="6.5729in"/>
        </style:tab-stops>
      </style:paragraph-properties>
    </style:style>
    <style:style style:name="P196" style:parent-style-name="Normal" style:family="paragraph">
      <style:paragraph-properties>
        <style:tab-stops>
          <style:tab-stop style:type="left" style:position="6.5729in"/>
        </style:tab-stops>
      </style:paragraph-properties>
    </style:style>
    <style:style style:name="P197" style:parent-style-name="Normal" style:family="paragraph">
      <style:paragraph-properties>
        <style:tab-stops>
          <style:tab-stop style:type="left" style:position="6.5729in"/>
        </style:tab-stops>
      </style:paragraph-properties>
    </style:style>
    <style:style style:name="P198" style:parent-style-name="Normal" style:family="paragraph">
      <style:paragraph-properties>
        <style:tab-stops>
          <style:tab-stop style:type="left" style:position="6.5729in"/>
        </style:tab-stops>
      </style:paragraph-properties>
    </style:style>
    <style:style style:name="P199" style:parent-style-name="Normal" style:family="paragraph">
      <style:paragraph-properties>
        <style:tab-stops>
          <style:tab-stop style:type="left" style:position="6.5729in"/>
        </style:tab-stops>
      </style:paragraph-properties>
    </style:style>
    <style:style style:name="P200" style:parent-style-name="Normal" style:family="paragraph">
      <style:paragraph-properties>
        <style:tab-stops>
          <style:tab-stop style:type="left" style:position="6.5729in"/>
        </style:tab-stops>
      </style:paragraph-properties>
    </style:style>
    <style:style style:name="P201" style:parent-style-name="Normal" style:family="paragraph">
      <style:paragraph-properties>
        <style:tab-stops>
          <style:tab-stop style:type="left" style:position="6.5729in"/>
        </style:tab-stops>
      </style:paragraph-properties>
    </style:style>
    <style:style style:name="P202" style:parent-style-name="Normal" style:family="paragraph">
      <style:paragraph-properties>
        <style:tab-stops>
          <style:tab-stop style:type="left" style:position="6.5729in"/>
        </style:tab-stops>
      </style:paragraph-properties>
    </style:style>
    <style:style style:name="P203" style:parent-style-name="Párrafodelista" style:family="paragraph">
      <style:paragraph-properties>
        <style:tab-stops>
          <style:tab-stop style:type="left" style:position="6.0729in"/>
        </style:tab-stops>
      </style:paragraph-properties>
    </style:style>
    <style:style style:name="P204" style:parent-style-name="Normal" style:family="paragraph">
      <style:paragraph-properties fo:margin-left="0.25in">
        <style:tab-stops>
          <style:tab-stop style:type="left" style:position="6.3229in"/>
        </style:tab-stops>
      </style:paragraph-properties>
    </style:style>
    <style:style style:name="P205" style:parent-style-name="Normal" style:family="paragraph">
      <style:paragraph-properties>
        <style:tab-stops>
          <style:tab-stop style:type="left" style:position="6.5729in"/>
        </style:tab-stops>
      </style:paragraph-properties>
    </style:style>
    <style:style style:name="P206" style:parent-style-name="Normal" style:family="paragraph">
      <style:paragraph-properties fo:text-align="center"/>
    </style:style>
    <style:style style:name="P207" style:parent-style-name="Normal" style:family="paragraph">
      <style:paragraph-properties fo:text-align="center"/>
    </style:style>
    <style:style style:name="P208" style:parent-style-name="Normal" style:family="paragraph">
      <style:paragraph-properties fo:text-align="center"/>
    </style:style>
    <style:style style:name="P209" style:parent-style-name="Normal" style:family="paragraph">
      <style:paragraph-properties fo:text-align="center"/>
    </style:style>
    <style:style style:name="P210" style:parent-style-name="Normal" style:family="paragraph">
      <style:paragraph-properties fo:text-align="center"/>
    </style:style>
    <style:style style:name="P211" style:parent-style-name="Normal" style:family="paragraph">
      <style:paragraph-properties fo:text-align="center"/>
    </style:style>
    <style:style style:name="P212" style:parent-style-name="Normal" style:family="paragraph">
      <style:paragraph-properties fo:text-align="center"/>
      <style:text-properties fo:color="#FFFFFF"/>
    </style:style>
    <style:style style:name="P213" style:parent-style-name="Normal" style:family="paragraph">
      <style:paragraph-properties fo:text-align="center"/>
      <style:text-properties fo:color="#FFFFFF"/>
    </style:style>
    <style:style style:name="P214" style:parent-style-name="Normal" style:family="paragraph">
      <style:paragraph-properties fo:text-align="center"/>
    </style:style>
    <style:style style:name="P215" style:parent-style-name="Normal" style:family="paragraph">
      <style:paragraph-properties fo:text-align="center"/>
      <style:text-properties fo:color="#FFFFFF"/>
    </style:style>
    <style:style style:name="P216" style:parent-style-name="Normal" style:family="paragraph">
      <style:paragraph-properties fo:text-align="center"/>
    </style:style>
    <style:style style:name="P217" style:parent-style-name="Normal" style:family="paragraph">
      <style:paragraph-properties fo:text-align="center"/>
    </style:style>
    <style:style style:name="P218" style:parent-style-name="Normal" style:family="paragraph">
      <style:paragraph-properties fo:text-align="center"/>
    </style:style>
    <style:style style:name="P219" style:parent-style-name="Normal" style:family="paragraph">
      <style:paragraph-properties>
        <style:tab-stops>
          <style:tab-stop style:type="left" style:position="5.8125in"/>
        </style:tab-stops>
      </style:paragraph-properties>
    </style:style>
    <style:style style:name="P220" style:parent-style-name="Normal" style:family="paragraph">
      <style:paragraph-properties>
        <style:tab-stops>
          <style:tab-stop style:type="left" style:position="5.8125in"/>
        </style:tab-stops>
      </style:paragraph-properties>
    </style:style>
    <style:style style:name="P221" style:parent-style-name="Normal" style:family="paragraph">
      <style:paragraph-properties>
        <style:tab-stops>
          <style:tab-stop style:type="left" style:position="5.8125in"/>
        </style:tab-stops>
      </style:paragraph-properties>
    </style:style>
    <style:style style:name="P222" style:parent-style-name="Normal" style:family="paragraph">
      <style:paragraph-properties>
        <style:tab-stops>
          <style:tab-stop style:type="left" style:position="5.8125in"/>
        </style:tab-stops>
      </style:paragraph-properties>
    </style:style>
    <style:style style:name="P223" style:parent-style-name="Normal" style:family="paragraph">
      <style:paragraph-properties>
        <style:tab-stops>
          <style:tab-stop style:type="left" style:position="5.8125in"/>
        </style:tab-stops>
      </style:paragraph-properties>
    </style:style>
    <style:style style:name="P224" style:parent-style-name="Normal" style:family="paragraph">
      <style:paragraph-properties>
        <style:tab-stops>
          <style:tab-stop style:type="left" style:position="5.8125in"/>
        </style:tab-stops>
      </style:paragraph-properties>
    </style:style>
    <style:style style:name="P225" style:parent-style-name="Normal" style:family="paragraph">
      <style:paragraph-properties>
        <style:tab-stops>
          <style:tab-stop style:type="left" style:position="5.8125in"/>
        </style:tab-stops>
      </style:paragraph-properties>
    </style:style>
    <style:style style:name="P226" style:parent-style-name="Normal" style:family="paragraph">
      <style:paragraph-properties>
        <style:tab-stops>
          <style:tab-stop style:type="left" style:position="5.8125in"/>
        </style:tab-stops>
      </style:paragraph-properties>
    </style:style>
    <style:style style:name="P227" style:parent-style-name="Normal" style:family="paragraph">
      <style:paragraph-properties>
        <style:tab-stops>
          <style:tab-stop style:type="left" style:position="5.8125in"/>
        </style:tab-stops>
      </style:paragraph-properties>
    </style:style>
    <style:style style:family="graphic" style:name="a8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1">
      <style:graphic-properties style:wrap="run-through" style:run-through="foreground" draw:fill="none" draw:stroke="solid" svg:stroke-width="0.02083in" svg:stroke-color="#4472c4" draw:marker-end="a5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4">
      <style:graphic-properties style:wrap="run-through" style:run-through="foreground" draw:fill="none" draw:stroke="solid" svg:stroke-width="0.02083in" svg:stroke-color="#4472c4" draw:marker-end="a5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5">
      <style:graphic-properties style:wrap="run-through" style:run-through="foreground" draw:fill="none" draw:stroke="solid" svg:stroke-width="0.02083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7">
      <style:graphic-properties style:wrap="run-through" style:run-through="foreground" draw:fill="none" draw:stroke="solid" svg:stroke-width="0.02083in" svg:stroke-color="#4472c4" draw:marker-end="a5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">
      <style:graphic-properties style:wrap="run-through" style:run-through="foreground" draw:fill="none" draw:stroke="solid" svg:stroke-width="0.02083in" svg:stroke-color="#4472c4" draw:marker-end="a1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9">
      <style:graphic-properties style:wrap="run-through" style:run-through="foreground" draw:fill="none" draw:stroke="solid" svg:stroke-width="0.02083in" svg:stroke-color="#4472c4" draw:marker-end="a5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>
      <style:graphic-properties style:wrap="run-through" style:run-through="foreground" draw:fill="none" draw:stroke="solid" svg:stroke-width="0.02083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>
      <style:graphic-properties style:wrap="run-through" style:run-through="foreground" draw:fill="none" draw:stroke="solid" svg:stroke-width="0.02083in" svg:stroke-color="#4472c4" draw:marker-end="a2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">
      <style:graphic-properties style:wrap="run-through" style:run-through="foreground" draw:fill="none" draw:stroke="solid" svg:stroke-width="0.02083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9">
      <style:graphic-properties style:wrap="run-through" style:run-through="foreground" draw:fill="none" draw:stroke="solid" svg:stroke-width="0.02083in" svg:stroke-color="#4472c4" draw:marker-end="a2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2">
      <style:graphic-properties style:wrap="run-through" style:run-through="foreground" draw:fill="none" draw:stroke="solid" svg:stroke-width="0.02083in" svg:stroke-color="#4472c4" draw:marker-end="a9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3">
      <style:graphic-properties style:wrap="run-through" style:run-through="foreground" draw:fill="none" draw:stroke="solid" svg:stroke-width="0.02083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4">
      <style:graphic-properties style:wrap="run-through" style:run-through="foreground" draw:fill="none" draw:stroke="solid" svg:stroke-width="0.02083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5">
      <style:graphic-properties style:wrap="run-through" style:run-through="foreground" draw:fill="none" draw:stroke="solid" svg:stroke-width="0.02083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6">
      <style:graphic-properties style:wrap="run-through" style:run-through="foreground" draw:fill="none" draw:stroke="solid" svg:stroke-width="0.02083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7">
      <style:graphic-properties style:wrap="run-through" style:run-through="foreground" draw:fill="none" draw:stroke="solid" svg:stroke-width="0.02083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0">
      <style:graphic-properties style:wrap="run-through" style:run-through="foreground" draw:fill="none" draw:stroke="solid" svg:stroke-width="0.02083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0">
      <style:graphic-properties style:wrap="run-through" style:run-through="foreground" draw:fill="none" draw:stroke="solid" svg:stroke-width="0.02083in" svg:stroke-color="#4472c4" draw:marker-end="a9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2">
      <style:graphic-properties style:wrap="run-through" style:run-through="foreground" draw:fill="none" draw:stroke="solid" svg:stroke-width="0.02083in" svg:stroke-color="#4472c4" draw:marker-end="a10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7">
      <style:graphic-properties style:wrap="run-through" style:run-through="foreground" draw:fill="none" draw:stroke="solid" svg:stroke-width="0.02083in" svg:stroke-color="#4472c4" draw:marker-end="a6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4">
      <style:graphic-properties style:wrap="run-through" style:run-through="foreground" draw:fill="none" draw:stroke="solid" svg:stroke-width="0.02083in" svg:stroke-color="#4472c4" draw:marker-end="a10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parallel" style:wrap-contour="true" style:wrap-contour-mode="outside" draw:fill="none" draw:stroke="solid" svg:stroke-width="0.02083in" svg:stroke-color="#4472c4" draw:marker-end="a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1">
      <style:graphic-properties style:wrap="run-through" style:run-through="foreground" draw:fill="none" draw:stroke="solid" svg:stroke-width="0.02083in" svg:stroke-color="#4472c4" draw:marker-end="a3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6">
      <style:graphic-properties style:wrap="run-through" style:run-through="foreground" draw:fill="none" draw:stroke="solid" svg:stroke-width="0.02083in" svg:stroke-color="#4472c4" draw:marker-end="a10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2083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2">
      <style:graphic-properties style:wrap="run-through" style:run-through="foreground" draw:fill="none" draw:stroke="solid" svg:stroke-width="0.02083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7">
      <style:graphic-properties style:wrap="run-through" style:run-through="foreground" draw:fill="none" draw:stroke="solid" svg:stroke-width="0.02083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8">
      <style:graphic-properties style:wrap="run-through" style:run-through="foreground" draw:fill="none" draw:stroke="solid" svg:stroke-width="0.02083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5">
      <style:graphic-properties style:wrap="run-through" style:run-through="foreground" draw:fill="none" draw:stroke="solid" svg:stroke-width="0.02083in" svg:stroke-color="#4472c4" draw:marker-end="a3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0">
      <style:graphic-properties style:wrap="run-through" style:run-through="foreground" draw:fill="none" draw:stroke="solid" svg:stroke-width="0.02083in" svg:stroke-color="#4472c4" draw:marker-end="a6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3">
      <style:graphic-properties style:wrap="run-through" style:run-through="foreground" draw:fill="none" draw:stroke="solid" svg:stroke-width="0.02083in" svg:stroke-color="#4472c4" draw:marker-end="a7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6">
      <style:graphic-properties style:wrap="run-through" style:run-through="foreground" draw:fill="none" draw:stroke="solid" svg:stroke-width="0.02083in" svg:stroke-color="#4472c4" draw:marker-end="a7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0">
      <style:graphic-properties style:wrap="run-through" style:run-through="foreground" draw:fill="none" draw:stroke="solid" svg:stroke-width="0.02083in" svg:stroke-color="#4472c4" draw:marker-end="a3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5">
      <style:graphic-properties style:wrap="run-through" style:run-through="foreground" draw:fill="none" draw:stroke="solid" svg:stroke-width="0.02083in" svg:stroke-color="#4472c4" draw:marker-end="a11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9">
      <style:graphic-properties style:wrap="run-through" style:run-through="foreground" draw:fill="none" draw:stroke="solid" svg:stroke-width="0.02083in" svg:stroke-color="#4472c4" draw:marker-end="a7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6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4">
      <style:graphic-properties style:wrap="run-through" style:run-through="foreground" draw:fill="none" draw:stroke="solid" svg:stroke-width="0.02083in" svg:stroke-color="#4472c4" draw:marker-end="a4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9">
      <style:graphic-properties style:wrap="run-through" style:run-through="foreground" draw:fill="none" draw:stroke="solid" svg:stroke-width="0.02083in" svg:stroke-color="#4472c4" draw:marker-end="a11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7">
      <style:graphic-properties style:wrap="run-through" style:run-through="foreground" draw:fill="none" draw:stroke="solid" svg:stroke-width="0.02083in" svg:stroke-color="#4472c4" draw:marker-end="a4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02083in" svg:stroke-color="#4472c4" draw:marker-end="a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9">
      <style:graphic-properties style:vertical-pos="middle"/>
    </style:style>
    <style:style style:family="graphic" style:name="a12" style:parent-style-name="Graphics">
      <style:graphic-properties fo:border="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border="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>
      <style:graphic-properties style:wrap="run-through" style:run-through="foreground" draw:fill="none" draw:stroke="solid" svg:stroke-width="0.02083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2">
      <style:graphic-properties style:wrap="run-through" style:run-through="foreground" draw:fill="none" draw:stroke="solid" svg:stroke-width="0.02083in" svg:stroke-color="#4472c4" draw:marker-end="a8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5">
      <style:graphic-properties style:wrap="run-through" style:run-through="foreground" draw:fill="none" draw:stroke="solid" svg:stroke-width="0.02083in" svg:stroke-color="#4472c4" draw:marker-end="a8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p>
          </table:table-cell>
          <table:table-cell table:style-name="TableCell9" table:number-columns-spanned="2">
            <text:p text:style-name="P10"/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draw:connector draw:type="line" svg:x1="-0.12677in" svg:y1="0.23661in" svg:x2="7.27462in" svg:y2="0.23661in" draw:z-index="251658240" draw:id="id0" draw:style-name="a1" draw:name="Conector recto 114" text:anchor-type="paragraph"><svg:title/><svg:desc/></draw:connector></text:p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/>
            <text:p text:style-name="P34">Profesor:</text:p>
          </table:table-cell>
          <table:table-cell table:style-name="TableCell35">
            <text:p text:style-name="P36">Claudia Rodriguez Espino</text:p>
          </table:table-cell>
        </table:table-row>
        <table:table-row table:style-name="TableRow37">
          <table:table-cell table:style-name="TableCell38">
            <text:p text:style-name="P39"/>
            <text:p text:style-name="P40">Asignatura:</text:p>
          </table:table-cell>
          <table:table-cell table:style-name="TableCell41">
            <text:p text:style-name="P42">Fundamentos de<text:s/>Programación</text:p>
          </table:table-cell>
        </table:table-row>
        <table:table-row table:style-name="TableRow43">
          <table:table-cell table:style-name="TableCell44">
            <text:p text:style-name="P45"/>
            <text:p text:style-name="P46">Grupo:</text:p>
          </table:table-cell>
          <table:table-cell table:style-name="TableCell47">
            <text:p text:style-name="P48">3</text:p>
          </table:table-cell>
        </table:table-row>
        <table:table-row table:style-name="TableRow49">
          <table:table-cell table:style-name="TableCell50">
            <text:p text:style-name="P51"/>
            <text:p text:style-name="P52">No de<text:s/>Práctica(s):</text:p>
          </table:table-cell>
          <table:table-cell table:style-name="TableCell53">
            <text:p text:style-name="P54">Practica #4</text:p>
          </table:table-cell>
        </table:table-row>
        <table:table-row table:style-name="TableRow55">
          <table:table-cell table:style-name="TableCell56">
            <text:p text:style-name="P57"/>
            <text:p text:style-name="P58">Integrante(s):</text:p>
          </table:table-cell>
          <table:table-cell table:style-name="TableCell59">
            <text:p text:style-name="P60">Escalona Villafuerte Edna Daniela</text:p>
          </table:table-cell>
        </table:table-row>
        <table:table-row table:style-name="TableRow61"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/>
            <text:p text:style-name="P74">Semestre:</text:p>
          </table:table-cell>
          <table:table-cell table:style-name="TableCell75">
            <text:p text:style-name="P76">2018-2</text:p>
          </table:table-cell>
        </table:table-row>
        <table:table-row table:style-name="TableRow77">
          <table:table-cell table:style-name="TableCell78">
            <text:p text:style-name="P79"/>
            <text:p text:style-name="P80"><text:span text:style-name="T81">Fecha de entrega:</text:span></text:p>
          </table:table-cell>
          <table:table-cell table:style-name="TableCell82">
            <text:p text:style-name="P83">16 de marzo del 2018</text:p>
          </table:table-cell>
        </table:table-row>
        <table:table-row table:style-name="TableRow84">
          <table:table-cell table:style-name="TableCell85">
            <text:p text:style-name="P86"/>
            <text:p text:style-name="P87"><text:span text:style-name="T88">Observaciones:</text:span></text:p>
          </table:table-cell>
          <table:table-cell table:style-name="TableCell89">
            <text:p text:style-name="P90">Me costo un poco de trabajo la practica, ya que las figuritas no son muy faciles, y no sabia muy bien como colocarlas, pero me ayudo, para recorder y aprender como se inicia para la<text:s/></text:p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>Programación y para los algoritmos los cuales se utilizan para realizar los diagramas de flujo.</text:p>
          </table:table-cell>
        </table:table-row>
      </table:table>
      <text:p text:style-name="Standard"/>
      <text:p text:style-name="Standard"/>
      <text:p text:style-name="P96"><text:tab/><text:tab/><text:tab/><text:tab/><text:tab/>CALIFICACIÓN: __________</text:p>
      <text:soft-page-break/>
      <text:p text:style-name="P97"><text:tab/></text:p>
      <text:p text:style-name="P98"/>
      <text:p text:style-name="P99">Diagrama de Flujo</text:p>
      <text:list text:style-name="LFO2" text:continue-numbering="true">
        <text:list-item>
          <text:p text:style-name="P100">Área del circulo</text:p>
        </text:list-item>
      </text:list>
      <text:p text:style-name="P101"/>
      <text:p text:style-name="P102"/>
      <text:p text:style-name="P103"/>
      <text:p text:style-name="Standard"><draw:connector draw:type="line" svg:x1="5.25417in" svg:y1="4.65556in" svg:x2="5.31667in" svg:y2="5.94722in" draw:z-index="251668480" draw:id="id1" draw:style-name="a3" draw:name="Conector recto de flecha 4" text:anchor-type="paragraph"><svg:title/><svg:desc/></draw:connector><draw:custom-shape svg:x="4.54583in" svg:y="5.94722in" svg:width="1.48958in" svg:height="0.82292in" draw:z-index="251669504" draw:id="id2" draw:style-name="a4" draw:name="Elipse 11" text:anchor-type="paragraph"><svg:title/><svg:desc/><text:p text:style-name="P104">Fin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2.48333in" svg:y1="4.30139in" svg:x2="1.65in" svg:y2="4.29097in" draw:z-index="251675648" draw:id="id3" draw:style-name="a5" draw:name="Conector recto 17" text:anchor-type="paragraph"><svg:title/><svg:desc/></draw:connector><draw:custom-shape svg:x="4.49375in" svg:y="3.85347in" svg:width="1.58333in" svg:height="0.92708in" draw:z-index="251666432" draw:id="id4" draw:style-name="a6" draw:name="Diagrama de flujo: documento 10" text:anchor-type="paragraph"><svg:title/><svg:desc/><text:p text:style-name="P105">Área</text:p><draw:enhanced-geometry draw:type="non-primitive" svg:viewBox="0 0 21600 21600" draw:enhanced-path="M 0 0 L 21600 0 21600 17322 C 10800 17322 10800 23922 0 20172 Z N" draw:text-areas="?f14 ?f16 ?f15 ?f17" draw:glue-points="?f12 ?f13" draw:glue-point-leaving-directions="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?f4 * 17322 / 21600"/><draw:equation draw:name="f11" draw:formula="?f4 * 20172 / 21600"/><draw:equation draw:name="f12" draw:formula="?f7 / ?f8"/><draw:equation draw:name="f13" draw:formula="?f11 / ?f9"/><draw:equation draw:name="f14" draw:formula="?f0 / ?f8"/><draw:equation draw:name="f15" draw:formula="?f1 / ?f8"/><draw:equation draw:name="f16" draw:formula="?f2 / ?f9"/><draw:equation draw:name="f17" draw:formula="?f10 / ?f9"/></draw:enhanced-geometry></draw:custom-shape><draw:custom-shape svg:x="2.12917in" svg:y="3.89653in" svg:width="0.33333in" svg:height="0.29028in" draw:z-index="251674624" draw:id="id5" draw:style-name="a7" draw:name="Rectángulo 16" text:anchor-type="paragraph"><svg:title/><svg:desc/><text:p text:style-name="P106">F</text:p><draw:enhanced-geometry draw:type="non-primitive" svg:viewBox="0 0 21600 21600" draw:enhanced-path="M 0 0 L 21600 0 21600 21600 0 21600 Z N"/></draw:custom-shape><draw:custom-shape svg:x="4.00417in" svg:y="3.82222in" svg:width="0.39583in" svg:height="0.33333in" draw:z-index="251673600" draw:id="id6" draw:style-name="a8" draw:name="Rectángulo 15" text:anchor-type="paragraph"><svg:title/><svg:desc/><text:p text:style-name="P107">V</text:p><draw:enhanced-geometry draw:type="non-primitive" svg:viewBox="0 0 21600 21600" draw:enhanced-path="M 0 0 L 21600 0 21600 21600 0 21600 Z N"/></draw:custom-shape><draw:connector draw:type="line" svg:x1="3.8375in" svg:y1="4.30139in" svg:x2="4.48333in" svg:y2="4.31181in" draw:z-index="251671552" draw:id="id7" draw:style-name="a10" draw:name="Conector recto de flecha 13" text:anchor-type="paragraph"><svg:title/><svg:desc/></draw:connector><draw:custom-shape svg:x="2.47292in" svg:y="3.82222in" svg:width="1.36458in" svg:height="0.94792in" draw:z-index="251670528" draw:id="id8" draw:style-name="a11" draw:name="Rombo 12" text:anchor-type="paragraph"><svg:title/><svg:desc/><text:p text:style-name="P108">R &lt; 0</text:p><draw:enhanced-geometry draw:path-stretchpoint-x="21600" draw:path-stretchpoint-y="21600" draw:type="non-primitive" svg:viewBox="0 0 21600 21600" draw:enhanced-path="M ?f0 ?f7 L ?f11 ?f2 ?f1 ?f7 ?f11 ?f3 Z N" draw:text-areas="?f10 ?f6 ?f12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2 + ?f5"/><draw:equation draw:name="f8" draw:formula="?f1 - ?f0"/><draw:equation draw:name="f9" draw:formula="?f8 / 2"/><draw:equation draw:name="f10" draw:formula="?f8 / 4"/><draw:equation draw:name="f11" draw:formula="?f0 + ?f9"/><draw:equation draw:name="f12" draw:formula="?f8 * 3 / 4"/><draw:equation draw:name="f13" draw:formula="?f4 * 3 / 4"/></draw:enhanced-geometry></draw:custom-shape><draw:frame draw:z-index="251664384" draw:style-name="a12" draw:name="Imagen 6" text:anchor-type="paragraph" svg:x="3.06389in" svg:y="3.17639in" svg:width="0.17986in" svg:height="0.72014in" style:rel-width="scale" style:rel-height="scale"><draw:image xlink:href="media/image2.png" xlink:type="simple" xlink:show="embed" xlink:actuate="onLoad"/><svg:title/><svg:desc/></draw:frame><draw:frame draw:z-index="251665408" draw:style-name="a13" draw:name="Imagen 5" text:anchor-type="paragraph" svg:x="2.95208in" svg:y="0.80139in" svg:width="0.17986in" svg:height="0.72014in" style:rel-width="scale" style:rel-height="scale"><draw:image xlink:href="media/image2.png" xlink:type="simple" xlink:show="embed" xlink:actuate="onLoad"/><svg:title/><svg:desc/></draw:frame><draw:custom-shape svg:x="2.17083in" svg:y="2.57222in" svg:width="1.80208in" svg:height="0.80208in" draw:z-index="251661312" draw:id="id9" draw:style-name="a14" draw:name="Rectángulo 8" text:anchor-type="paragraph"><svg:title/><svg:desc/><text:p text:style-name="P109">Área = 3.1416*r<text:span text:style-name="T110">²</text:span><text:s/></text:p><draw:enhanced-geometry draw:type="non-primitive" svg:viewBox="0 0 21600 21600" draw:enhanced-path="M 0 0 L 21600 0 21600 21600 0 21600 Z N"/></draw:custom-shape><draw:frame draw:z-index="251663360" draw:style-name="a15" draw:name="Imagen 7" text:anchor-type="paragraph" svg:x="3.00417in" svg:y="1.95764in" svg:width="0.17986in" svg:height="0.72014in" style:rel-width="scale" style:rel-height="scale"><draw:image xlink:href="media/image2.png" xlink:type="simple" xlink:show="embed" xlink:actuate="onLoad"/><svg:title/><svg:desc/></draw:frame><draw:custom-shape svg:x="1.98333in" svg:y="1.42639in" svg:width="2.1875in" svg:height="0.70833in" draw:z-index="251662336" draw:id="id10" draw:style-name="a16" draw:name="Paralelogramo 9" text:anchor-type="paragraph"><svg:title/><svg:desc/><text:p text:style-name="P111">Conocer <text:s/>r, Área<text:s/></text:p><draw:enhanced-geometry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25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0 + ?f8"/><draw:equation draw:name="f10" draw:formula="min(?f7, ?f4)"/><draw:equation draw:name="f11" draw:formula="100000 * ?f7 / ?f10"/><draw:equation draw:name="f12" draw:formula="$0"/><draw:equation draw:name="f13" draw:formula="?f10 * ?f12 / 200000"/><draw:equation draw:name="f14" draw:formula="?f10 * ?f12 / 100000"/><draw:equation draw:name="f15" draw:formula="?f1 - ?f13"/><draw:equation draw:name="f16" draw:formula="?f1 - ?f14"/><draw:equation draw:name="f17" draw:formula="?f16 / 2"/><draw:equation draw:name="f18" draw:formula="?f1 - ?f17"/><draw:equation draw:name="f19" draw:formula="5 * ?f12 / ?f11"/><draw:equation draw:name="f20" draw:formula="(1 + ?f19) / 12"/><draw:equation draw:name="f21" draw:formula="?f20 * ?f7"/><draw:equation draw:name="f22" draw:formula="?f20 * ?f4"/><draw:equation draw:name="f23" draw:formula="?f1 - ?f21"/><draw:equation draw:name="f24" draw:formula="?f3 - ?f22"/><draw:equation draw:name="f25" draw:formula="?f4 * ?f9 / ?f14"/><draw:equation draw:name="f26" draw:formula="?f25"/><draw:equation draw:name="f27" draw:formula="?f3 - ?f26"/></draw:enhanced-geometry></draw:custom-shape><draw:custom-shape svg:x="2.03542in" svg:y="0.15556in" svg:width="1.95833in" svg:height="0.79167in" draw:z-index="251659264" draw:id="id11" draw:style-name="a17" draw:name="Elipse 3" text:anchor-type="paragraph"><svg:title/><svg:desc/><text:p text:style-name="P112">Inicio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text:s text:c="24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onnector draw:type="line" svg:x1="1.66042in" svg:y1="0.07917in" svg:x2="1.72292in" svg:y2="2.18333in" draw:z-index="251767808" draw:id="id12" draw:style-name="a18" draw:name="Conector recto 104" text:anchor-type="paragraph"><svg:title/><svg:desc/></draw:connector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onnector draw:type="line" svg:x1="1.72292in" svg:y1="0.08542in" svg:x2="4.57708in" svg:y2="0.075in" draw:z-index="251768832" draw:id="id13" draw:style-name="a20" draw:name="Conector recto de flecha 105" text:anchor-type="paragraph"><svg:title/><svg:desc/></draw:connector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LFO2" text:continue-numbering="true">
        <text:list-item>
          <text:p text:style-name="P113">Formula General</text:p>
        </text:list-item>
      </text:list>
      <text:p text:style-name="P114"/>
      <text:p text:style-name="Standard"><draw:custom-shape svg:x="1.83333in" svg:y="0.00972in" svg:width="1.95833in" svg:height="0.79167in" draw:z-index="251679744" draw:id="id14" draw:style-name="a21" draw:name="Elipse 20" text:anchor-type="paragraph"><svg:title/><svg:desc/><text:p text:style-name="P115">Inicio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p>
      <text:p text:style-name="Standard"><draw:connector draw:type="line" svg:x1="5.22292in" svg:y1="3.74722in" svg:x2="5.30625in" svg:y2="8.11181in" draw:z-index="251699200" draw:id="id15" draw:style-name="a22" draw:name="Conector recto 38" text:anchor-type="paragraph"><svg:title/><svg:desc/></draw:connector><draw:connector draw:type="line" svg:x1="0.5875in" svg:y1="1.38264in" svg:x2="2.25417in" svg:y2="1.37222in" draw:z-index="251707392" draw:id="id16" draw:style-name="a24" draw:name="Conector recto de flecha 46" text:anchor-type="paragraph"><svg:title/><svg:desc/></draw:connector><draw:connector draw:type="line" svg:x1="0.57708in" svg:y1="1.3618in" svg:x2="0.67083in" svg:y2="4.93472in" draw:z-index="251706368" draw:id="id17" draw:style-name="a25" draw:name="Conector recto 45" text:anchor-type="paragraph"><svg:title/><svg:desc/></draw:connector><draw:custom-shape svg:x="0.4in" svg:y="4.90347in" svg:width="1in" svg:height="0.95833in" draw:z-index="251704320" draw:id="id18" draw:style-name="a26" draw:name="Diagrama de flujo: documento 43" text:anchor-type="paragraph"><svg:title/><svg:desc/><text:p text:style-name="P116">Error</text:p><draw:enhanced-geometry draw:type="non-primitive" svg:viewBox="0 0 21600 21600" draw:enhanced-path="M 0 0 L 21600 0 21600 17322 C 10800 17322 10800 23922 0 20172 Z N" draw:text-areas="?f14 ?f16 ?f15 ?f17" draw:glue-points="?f12 ?f13" draw:glue-point-leaving-directions="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?f4 * 17322 / 21600"/><draw:equation draw:name="f11" draw:formula="?f4 * 20172 / 21600"/><draw:equation draw:name="f12" draw:formula="?f7 / ?f8"/><draw:equation draw:name="f13" draw:formula="?f11 / ?f9"/><draw:equation draw:name="f14" draw:formula="?f0 / ?f8"/><draw:equation draw:name="f15" draw:formula="?f1 / ?f8"/><draw:equation draw:name="f16" draw:formula="?f2 / ?f9"/><draw:equation draw:name="f17" draw:formula="?f10 / ?f9"/></draw:enhanced-geometry></draw:custom-shape><draw:custom-shape svg:x="1.61458in" svg:y="4.77014in" svg:width="0.4375in" svg:height="0.33333in" draw:z-index="251703296" draw:id="id19" draw:style-name="a27" draw:name="Rectángulo 42" text:anchor-type="paragraph"><svg:title/><svg:desc/><text:p text:style-name="P117">F</text:p><draw:enhanced-geometry draw:type="non-primitive" svg:viewBox="0 0 21600 21600" draw:enhanced-path="M 0 0 L 21600 0 21600 21600 0 21600 Z N"/></draw:custom-shape><draw:connector draw:type="line" svg:x1="2.07708in" svg:y1="5.17431in" svg:x2="1.4in" svg:y2="5.17431in" draw:z-index="251701248" draw:id="id20" draw:style-name="a29" draw:name="Conector recto de flecha 41" text:anchor-type="paragraph"><svg:title/><svg:desc/></draw:connector><draw:connector draw:type="line" svg:x1="5.30625in" svg:y1="8.09097in" svg:x2="3.80625in" svg:y2="8.08056in" draw:z-index="251700224" draw:id="id21" draw:style-name="a31" draw:name="Conector recto de flecha 40" text:anchor-type="paragraph"><svg:title/><svg:desc/></draw:connector><draw:connector draw:type="line" svg:x1="3.54583in" svg:y1="3.75764in" svg:x2="5.2125in" svg:y2="3.74722in" draw:z-index="251698176" draw:id="id22" draw:style-name="a32" draw:name="Conector recto 37" text:anchor-type="paragraph"><svg:title/><svg:desc/></draw:connector><draw:custom-shape svg:x="2.4in" svg:y="7.66389in" svg:width="1.38542in" svg:height="0.8125in" draw:z-index="251697152" draw:id="id23" draw:style-name="a33" draw:name="Elipse 36" text:anchor-type="paragraph"><svg:title/><svg:desc/><text:p text:style-name="P118">Fin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3.06667in" svg:y1="6.93472in" svg:x2="3.0875in" svg:y2="7.66389in" draw:z-index="251696128" draw:id="id24" draw:style-name="a35" draw:name="Conector recto de flecha 35" text:anchor-type="paragraph"><svg:title/><svg:desc/></draw:connector><draw:custom-shape svg:x="2.47292in" svg:y="5.7368in" svg:width="0.4375in" svg:height="0.32292in" draw:z-index="251695104" draw:id="id25" draw:style-name="a36" draw:name="Rectángulo 34" text:anchor-type="paragraph"><svg:title/><svg:desc/><text:p text:style-name="P119">V</text:p><draw:enhanced-geometry draw:type="non-primitive" svg:viewBox="0 0 21600 21600" draw:enhanced-path="M 0 0 L 21600 0 21600 21600 0 21600 Z N"/></draw:custom-shape><draw:custom-shape svg:x="3.7125in" svg:y="3.35139in" svg:width="0.4375in" svg:height="0.33333in" draw:z-index="251693056" draw:id="id26" draw:style-name="a37" draw:name="Rectángulo 33" text:anchor-type="paragraph"><svg:title/><svg:desc/><text:p text:style-name="P120">F</text:p><draw:enhanced-geometry draw:type="non-primitive" svg:viewBox="0 0 21600 21600" draw:enhanced-path="M 0 0 L 21600 0 21600 21600 0 21600 Z N"/></draw:custom-shape><draw:custom-shape svg:x="2.50417in" svg:y="6.15347in" svg:width="1.09375in" svg:height="0.89583in" draw:z-index="251691008" draw:id="id27" draw:style-name="a38" draw:name="Diagrama de flujo: documento 31" text:anchor-type="paragraph"><svg:title/><svg:desc/><text:p text:style-name="P121">Resultado</text:p><draw:enhanced-geometry draw:type="non-primitive" svg:viewBox="0 0 21600 21600" draw:enhanced-path="M 0 0 L 21600 0 21600 17322 C 10800 17322 10800 23922 0 20172 Z N" draw:text-areas="?f14 ?f16 ?f15 ?f17" draw:glue-points="?f12 ?f13" draw:glue-point-leaving-directions="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?f4 * 17322 / 21600"/><draw:equation draw:name="f11" draw:formula="?f4 * 20172 / 21600"/><draw:equation draw:name="f12" draw:formula="?f7 / ?f8"/><draw:equation draw:name="f13" draw:formula="?f11 / ?f9"/><draw:equation draw:name="f14" draw:formula="?f0 / ?f8"/><draw:equation draw:name="f15" draw:formula="?f1 / ?f8"/><draw:equation draw:name="f16" draw:formula="?f2 / ?f9"/><draw:equation draw:name="f17" draw:formula="?f10 / ?f9"/></draw:enhanced-geometry></draw:custom-shape><draw:connector draw:type="line" svg:x1="2.98333in" svg:y1="5.66389in" svg:x2="2.99375in" svg:y2="6.12222in" draw:z-index="251689984" draw:id="id28" draw:style-name="a40" draw:name="Conector recto de flecha 30" text:anchor-type="paragraph"><svg:title/><svg:desc/></draw:connector><draw:custom-shape svg:x="2.48333in" svg:y="4.38264in" svg:width="0.4375in" svg:height="0.25in" draw:z-index="251688960" draw:id="id29" draw:style-name="a41" draw:name="Rectángulo 29" text:anchor-type="paragraph"><svg:title/><svg:desc/><text:p text:style-name="P122">V</text:p><draw:enhanced-geometry draw:type="non-primitive" svg:viewBox="0 0 21600 21600" draw:enhanced-path="M 0 0 L 21600 0 21600 21600 0 21600 Z N"/></draw:custom-shape><draw:custom-shape svg:x="2.03542in" svg:y="4.64306in" svg:width="1.89583in" svg:height="1.04167in" draw:z-index="251685888" draw:id="id30" draw:style-name="a42" draw:name="Rombo 26" text:anchor-type="paragraph"><svg:title/><svg:desc/><text:p text:style-name="P123">b<text:span text:style-name="T124">²</text:span>- 4ac<text:s/><text:span text:style-name="T125">≠</text:span><text:s/>0</text:p><draw:enhanced-geometry draw:path-stretchpoint-x="21600" draw:path-stretchpoint-y="21600" draw:type="non-primitive" svg:viewBox="0 0 21600 21600" draw:enhanced-path="M ?f0 ?f7 L ?f11 ?f2 ?f1 ?f7 ?f11 ?f3 Z N" draw:text-areas="?f10 ?f6 ?f12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2 + ?f5"/><draw:equation draw:name="f8" draw:formula="?f1 - ?f0"/><draw:equation draw:name="f9" draw:formula="?f8 / 2"/><draw:equation draw:name="f10" draw:formula="?f8 / 4"/><draw:equation draw:name="f11" draw:formula="?f0 + ?f9"/><draw:equation draw:name="f12" draw:formula="?f8 * 3 / 4"/><draw:equation draw:name="f13" draw:formula="?f4 * 3 / 4"/></draw:enhanced-geometry></draw:custom-shape><draw:connector draw:type="line" svg:x1="2.9625in" svg:y1="4.23681in" svg:x2="2.97292in" svg:y2="4.63264in" draw:z-index="251687936" draw:id="id31" draw:style-name="a44" draw:name="Conector recto de flecha 28" text:anchor-type="paragraph"><svg:title/><svg:desc/></draw:connector><draw:custom-shape svg:x="2.35833in" svg:y="3.25764in" svg:width="1.20833in" svg:height="1in" draw:z-index="251683840" draw:id="id32" draw:style-name="a45" draw:name="Rombo 24" text:anchor-type="paragraph"><svg:title/><svg:desc/><text:p text:style-name="P126">a<text:span text:style-name="T127">≠</text:span>0?</text:p><draw:enhanced-geometry draw:path-stretchpoint-x="21600" draw:path-stretchpoint-y="21600" draw:type="non-primitive" svg:viewBox="0 0 21600 21600" draw:enhanced-path="M ?f0 ?f7 L ?f11 ?f2 ?f1 ?f7 ?f11 ?f3 Z N" draw:text-areas="?f10 ?f6 ?f12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2 + ?f5"/><draw:equation draw:name="f8" draw:formula="?f1 - ?f0"/><draw:equation draw:name="f9" draw:formula="?f8 / 2"/><draw:equation draw:name="f10" draw:formula="?f8 / 4"/><draw:equation draw:name="f11" draw:formula="?f0 + ?f9"/><draw:equation draw:name="f12" draw:formula="?f8 * 3 / 4"/><draw:equation draw:name="f13" draw:formula="?f4 * 3 / 4"/></draw:enhanced-geometry></draw:custom-shape><draw:connector draw:type="line" svg:x1="2.95208in" svg:y1="2.84097in" svg:x2="2.9625in" svg:y2="3.24722in" draw:z-index="251684864" draw:id="id33" draw:style-name="a47" draw:name="Conector recto de flecha 25" text:anchor-type="paragraph"><svg:title/><svg:desc/></draw:connector><draw:custom-shape svg:x="1.88958in" svg:y="2.11181in" svg:width="2.21875in" svg:height="0.77083in" draw:z-index="251686912" draw:id="id34" draw:style-name="a48" draw:name="Rectángulo 27" text:anchor-type="paragraph"><svg:title/><svg:desc/><text:p text:style-name="P128"><draw:frame draw:style-name="a49" text:anchor-type="as-char" svg:x="0in" svg:y="0in" svg:width="1.46875in" svg:height="0.42708in" style:rel-width="scale" style:rel-height="scale"><draw:object xlink:href="Object 1/" xlink:type="simple" xlink:show="embed" xlink:actuate="onLoad"/></draw:frame></text:p><draw:enhanced-geometry draw:type="non-primitive" svg:viewBox="0 0 21600 21600" draw:enhanced-path="M 0 0 L 21600 0 21600 21600 0 21600 Z N"/></draw:custom-shape><draw:connector draw:type="line" svg:x1="2.91042in" svg:y1="1.64306in" svg:x2="2.92083in" svg:y2="2.09097in" draw:z-index="251682816" draw:id="id35" draw:style-name="a51" draw:name="Conector recto de flecha 23" text:anchor-type="paragraph"><svg:title/><svg:desc/></draw:connector><draw:custom-shape svg:x="2.15in" svg:y="1.08056in" svg:width="1.59375in" svg:height="0.60417in" draw:z-index="251681792" draw:id="id36" draw:style-name="a52" draw:name="Paralelogramo 22" text:anchor-type="paragraph"><svg:title/><svg:desc/><text:p text:style-name="P129">Conocer a,b,c</text:p><draw:enhanced-geometry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25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0 + ?f8"/><draw:equation draw:name="f10" draw:formula="min(?f7, ?f4)"/><draw:equation draw:name="f11" draw:formula="100000 * ?f7 / ?f10"/><draw:equation draw:name="f12" draw:formula="$0"/><draw:equation draw:name="f13" draw:formula="?f10 * ?f12 / 200000"/><draw:equation draw:name="f14" draw:formula="?f10 * ?f12 / 100000"/><draw:equation draw:name="f15" draw:formula="?f1 - ?f13"/><draw:equation draw:name="f16" draw:formula="?f1 - ?f14"/><draw:equation draw:name="f17" draw:formula="?f16 / 2"/><draw:equation draw:name="f18" draw:formula="?f1 - ?f17"/><draw:equation draw:name="f19" draw:formula="5 * ?f12 / ?f11"/><draw:equation draw:name="f20" draw:formula="(1 + ?f19) / 12"/><draw:equation draw:name="f21" draw:formula="?f20 * ?f7"/><draw:equation draw:name="f22" draw:formula="?f20 * ?f4"/><draw:equation draw:name="f23" draw:formula="?f1 - ?f21"/><draw:equation draw:name="f24" draw:formula="?f3 - ?f22"/><draw:equation draw:name="f25" draw:formula="?f4 * ?f9 / ?f14"/><draw:equation draw:name="f26" draw:formula="?f25"/><draw:equation draw:name="f27" draw:formula="?f3 - ?f26"/></draw:enhanced-geometry></draw:custom-shape><draw:connector draw:type="line" svg:x1="2.8375in" svg:y1="0.60139in" svg:x2="2.85833in" svg:y2="1.05972in" draw:z-index="251680768" draw:id="id37" draw:style-name="a54" draw:name="Conector recto de flecha 21" text:anchor-type="paragraph"><svg:title/><svg:desc/></draw:connector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list text:style-name="LFO2" text:continue-numbering="true">
        <text:list-item>
          <text:p text:style-name="P156">Solución cuando x&gt;2 y x&lt;2</text:p>
        </text:list-item>
      </text:list>
      <text:p text:style-name="P157"/>
      <text:p text:style-name="Normal"><draw:connector draw:type="line" svg:x1="5.13958in" svg:y1="6.44306in" svg:x2="5.09792in" svg:y2="3.76597in" draw:z-index="251736064" draw:id="id38" draw:style-name="a55" draw:name="Conector recto 71" text:anchor-type="paragraph"><svg:title/><svg:desc/></draw:connector><draw:connector draw:type="line" svg:x1="5.15in" svg:y1="6.43264in" svg:x2="2.92083in" svg:y2="6.43264in" draw:z-index="251735040" draw:id="id39" draw:style-name="a57" draw:name="Conector recto de flecha 70" text:anchor-type="paragraph"><svg:title/><svg:desc/></draw:connector><draw:connector draw:type="line" svg:x1="1.07708in" svg:y1="6.44306in" svg:x2="2.93125in" svg:y2="6.43264in" draw:z-index="251734016" draw:id="id40" draw:style-name="a59" draw:name="Conector recto de flecha 69" text:anchor-type="paragraph"><svg:title/><svg:desc/></draw:connector><draw:connector draw:type="line" svg:x1="1.05625in" svg:y1="5.40139in" svg:x2="1.07708in" svg:y2="6.43264in" draw:z-index="251732992" draw:id="id41" draw:style-name="a60" draw:name="Conector recto 68" text:anchor-type="paragraph"><svg:title/><svg:desc/></draw:connector><draw:custom-shape svg:x="3in" svg:y="5.71806in" svg:width="0.4375in" svg:height="0.33333in" draw:z-index="251730944" draw:id="id42" draw:style-name="a61" draw:name="Rectángulo 66" text:anchor-type="paragraph"><svg:title/><svg:desc/><text:p text:style-name="P158">F</text:p><draw:enhanced-geometry draw:type="non-primitive" svg:viewBox="0 0 21600 21600" draw:enhanced-path="M 0 0 L 21600 0 21600 21600 0 21600 Z N"/></draw:custom-shape><draw:custom-shape svg:x="3.01042in" svg:y="4.05139in" svg:width="0.4375in" svg:height="0.33333in" draw:z-index="251728896" draw:id="id43" draw:style-name="a62" draw:name="Rectángulo 65" text:anchor-type="paragraph"><svg:title/><svg:desc/><text:p text:style-name="P159">F</text:p><draw:enhanced-geometry draw:type="non-primitive" svg:viewBox="0 0 21600 21600" draw:enhanced-path="M 0 0 L 21600 0 21600 21600 0 21600 Z N"/></draw:custom-shape><draw:custom-shape svg:x="1.82708in" svg:y="4.55764in" svg:width="0.4375in" svg:height="0.3125in" draw:z-index="251726848" draw:id="id44" draw:style-name="a63" draw:name="Rectángulo 64" text:anchor-type="paragraph"><svg:title/><svg:desc/><text:p text:style-name="P160">V</text:p><draw:enhanced-geometry draw:type="non-primitive" svg:viewBox="0 0 21600 21600" draw:enhanced-path="M 0 0 L 21600 0 21600 21600 0 21600 Z N"/></draw:custom-shape><draw:custom-shape svg:x="3.86875in" svg:y="3.03681in" svg:width="0.4375in" svg:height="0.3125in" draw:z-index="251724800" draw:id="id45" draw:style-name="a64" draw:name="Rectángulo 63" text:anchor-type="paragraph"><svg:title/><svg:desc/><text:p text:style-name="P161">V</text:p><draw:enhanced-geometry draw:type="non-primitive" svg:viewBox="0 0 21600 21600" draw:enhanced-path="M 0 0 L 21600 0 21600 21600 0 21600 Z N"/></draw:custom-shape><draw:custom-shape svg:x="2.12917in" svg:y="6.73472in" svg:width="1.625in" svg:height="0.75in" draw:z-index="251722752" draw:id="id46" draw:style-name="a65" draw:name="Elipse 61" text:anchor-type="paragraph"><svg:title/><svg:desc/><text:p text:style-name="P162">Fin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2.9in" svg:y1="5.42222in" svg:x2="2.93125in" svg:y2="6.71389in" draw:z-index="251721728" draw:id="id47" draw:style-name="a67" draw:name="Conector recto de flecha 60" text:anchor-type="paragraph"><svg:title/><svg:desc/></draw:connector><draw:custom-shape svg:x="0.54583in" svg:y="4.68264in" svg:width="1.05208in" svg:height="0.76042in" draw:z-index="251720704" draw:id="id48" draw:style-name="a68" draw:name="Diagrama de flujo: documento 59" text:anchor-type="paragraph"><svg:title/><svg:desc/><text:p text:style-name="P163">Resultado</text:p><draw:enhanced-geometry draw:type="non-primitive" svg:viewBox="0 0 21600 21600" draw:enhanced-path="M 0 0 L 21600 0 21600 17322 C 10800 17322 10800 23922 0 20172 Z N" draw:text-areas="?f14 ?f16 ?f15 ?f17" draw:glue-points="?f12 ?f13" draw:glue-point-leaving-directions="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?f4 * 17322 / 21600"/><draw:equation draw:name="f11" draw:formula="?f4 * 20172 / 21600"/><draw:equation draw:name="f12" draw:formula="?f7 / ?f8"/><draw:equation draw:name="f13" draw:formula="?f11 / ?f9"/><draw:equation draw:name="f14" draw:formula="?f0 / ?f8"/><draw:equation draw:name="f15" draw:formula="?f1 / ?f8"/><draw:equation draw:name="f16" draw:formula="?f2 / ?f9"/><draw:equation draw:name="f17" draw:formula="?f10 / ?f9"/></draw:enhanced-geometry></draw:custom-shape><draw:connector draw:type="line" svg:x1="2.43125in" svg:y1="4.97431in" svg:x2="1.61875in" svg:y2="4.97431in" draw:z-index="251719680" draw:id="id49" draw:style-name="a70" draw:name="Conector recto de flecha 58" text:anchor-type="paragraph"><svg:title/><svg:desc/></draw:connector><draw:custom-shape svg:x="2.3375in" svg:y="4.50556in" svg:width="1.10417in" svg:height="0.94792in" draw:z-index="251718656" draw:id="id50" draw:style-name="a71" draw:name="Rombo 57" text:anchor-type="paragraph"><svg:title/><svg:desc/><text:p text:style-name="P164">x&lt; 2</text:p><draw:enhanced-geometry draw:path-stretchpoint-x="21600" draw:path-stretchpoint-y="21600" draw:type="non-primitive" svg:viewBox="0 0 21600 21600" draw:enhanced-path="M ?f0 ?f7 L ?f11 ?f2 ?f1 ?f7 ?f11 ?f3 Z N" draw:text-areas="?f10 ?f6 ?f12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2 + ?f5"/><draw:equation draw:name="f8" draw:formula="?f1 - ?f0"/><draw:equation draw:name="f9" draw:formula="?f8 / 2"/><draw:equation draw:name="f10" draw:formula="?f8 / 4"/><draw:equation draw:name="f11" draw:formula="?f0 + ?f9"/><draw:equation draw:name="f12" draw:formula="?f8 * 3 / 4"/><draw:equation draw:name="f13" draw:formula="?f4 * 3 / 4"/></draw:enhanced-geometry></draw:custom-shape><draw:connector draw:type="line" svg:x1="2.87917in" svg:y1="3.73472in" svg:x2="2.9in" svg:y2="4.49514in" draw:z-index="251717632" draw:id="id51" draw:style-name="a73" draw:name="Conector recto de flecha 56" text:anchor-type="paragraph"><svg:title/><svg:desc/></draw:connector><draw:custom-shape svg:x="4.5875in" svg:y="3.16181in" svg:width="0.96875in" svg:height="0.75in" draw:z-index="251716608" draw:id="id52" draw:style-name="a74" draw:name="Diagrama de flujo: documento 55" text:anchor-type="paragraph"><svg:title/><svg:desc/><text:p text:style-name="P165">Resultado</text:p><draw:enhanced-geometry draw:type="non-primitive" svg:viewBox="0 0 21600 21600" draw:enhanced-path="M 0 0 L 21600 0 21600 17322 C 10800 17322 10800 23922 0 20172 Z N" draw:text-areas="?f14 ?f16 ?f15 ?f17" draw:glue-points="?f12 ?f13" draw:glue-point-leaving-directions="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?f4 * 17322 / 21600"/><draw:equation draw:name="f11" draw:formula="?f4 * 20172 / 21600"/><draw:equation draw:name="f12" draw:formula="?f7 / ?f8"/><draw:equation draw:name="f13" draw:formula="?f11 / ?f9"/><draw:equation draw:name="f14" draw:formula="?f0 / ?f8"/><draw:equation draw:name="f15" draw:formula="?f1 / ?f8"/><draw:equation draw:name="f16" draw:formula="?f2 / ?f9"/><draw:equation draw:name="f17" draw:formula="?f10 / ?f9"/></draw:enhanced-geometry></draw:custom-shape><draw:connector draw:type="line" svg:x1="3.45208in" svg:y1="3.51597in" svg:x2="4.55625in" svg:y2="3.50556in" draw:z-index="251715584" draw:id="id53" draw:style-name="a76" draw:name="Conector recto de flecha 54" text:anchor-type="paragraph"><svg:title/><svg:desc/></draw:connector><draw:custom-shape svg:x="2.30625in" svg:y="3.05764in" svg:width="1.16667in" svg:height="0.90625in" draw:z-index="251714560" draw:id="id54" draw:style-name="a77" draw:name="Rombo 53" text:anchor-type="paragraph"><svg:title/><svg:desc/><text:p text:style-name="P166">x &gt;2</text:p><draw:enhanced-geometry draw:path-stretchpoint-x="21600" draw:path-stretchpoint-y="21600" draw:type="non-primitive" svg:viewBox="0 0 21600 21600" draw:enhanced-path="M ?f0 ?f7 L ?f11 ?f2 ?f1 ?f7 ?f11 ?f3 Z N" draw:text-areas="?f10 ?f6 ?f12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2 + ?f5"/><draw:equation draw:name="f8" draw:formula="?f1 - ?f0"/><draw:equation draw:name="f9" draw:formula="?f8 / 2"/><draw:equation draw:name="f10" draw:formula="?f8 / 4"/><draw:equation draw:name="f11" draw:formula="?f0 + ?f9"/><draw:equation draw:name="f12" draw:formula="?f8 * 3 / 4"/><draw:equation draw:name="f13" draw:formula="?f4 * 3 / 4"/></draw:enhanced-geometry></draw:custom-shape><draw:connector draw:type="line" svg:x1="2.88958in" svg:y1="2.56806in" svg:x2="2.88958in" svg:y2="3.03681in" draw:z-index="251713536" draw:id="id55" draw:style-name="a79" draw:name="Conector recto de flecha 52" text:anchor-type="paragraph"><svg:title/><svg:desc/></draw:connector><draw:custom-shape svg:x="2.06667in" svg:y="2.06806in" svg:width="1.625in" svg:height="0.47917in" draw:z-index="251712512" draw:id="id56" draw:style-name="a80" draw:name="Rectángulo 51" text:anchor-type="paragraph"><svg:title/><svg:desc/><text:p text:style-name="P167">a = x</text:p><draw:enhanced-geometry draw:type="non-primitive" svg:viewBox="0 0 21600 21600" draw:enhanced-path="M 0 0 L 21600 0 21600 21600 0 21600 Z N"/></draw:custom-shape><draw:connector draw:type="line" svg:x1="2.86875in" svg:y1="1.66181in" svg:x2="2.88958in" svg:y2="2.05764in" draw:z-index="251711488" draw:id="id57" draw:style-name="a82" draw:name="Conector recto de flecha 50" text:anchor-type="paragraph"><svg:title/><svg:desc/></draw:connector><draw:custom-shape svg:x="1.88958in" svg:y="1.19306in" svg:width="1.9375in" svg:height="0.47917in" draw:z-index="251710464" draw:id="id58" draw:style-name="a83" draw:name="Paralelogramo 49" text:anchor-type="paragraph"><svg:title/><svg:desc/><text:p text:style-name="P168">Dar un número a</text:p><draw:enhanced-geometry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25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0 + ?f8"/><draw:equation draw:name="f10" draw:formula="min(?f7, ?f4)"/><draw:equation draw:name="f11" draw:formula="100000 * ?f7 / ?f10"/><draw:equation draw:name="f12" draw:formula="$0"/><draw:equation draw:name="f13" draw:formula="?f10 * ?f12 / 200000"/><draw:equation draw:name="f14" draw:formula="?f10 * ?f12 / 100000"/><draw:equation draw:name="f15" draw:formula="?f1 - ?f13"/><draw:equation draw:name="f16" draw:formula="?f1 - ?f14"/><draw:equation draw:name="f17" draw:formula="?f16 / 2"/><draw:equation draw:name="f18" draw:formula="?f1 - ?f17"/><draw:equation draw:name="f19" draw:formula="5 * ?f12 / ?f11"/><draw:equation draw:name="f20" draw:formula="(1 + ?f19) / 12"/><draw:equation draw:name="f21" draw:formula="?f20 * ?f7"/><draw:equation draw:name="f22" draw:formula="?f20 * ?f4"/><draw:equation draw:name="f23" draw:formula="?f1 - ?f21"/><draw:equation draw:name="f24" draw:formula="?f3 - ?f22"/><draw:equation draw:name="f25" draw:formula="?f4 * ?f9 / ?f14"/><draw:equation draw:name="f26" draw:formula="?f25"/><draw:equation draw:name="f27" draw:formula="?f3 - ?f26"/></draw:enhanced-geometry></draw:custom-shape><draw:connector draw:type="line" svg:x1="2.84792in" svg:y1="0.73472in" svg:x2="2.85833in" svg:y2="1.18264in" draw:z-index="251709440" draw:id="id59" draw:style-name="a85" draw:name="Conector recto de flecha 48" text:anchor-type="paragraph"><svg:title/><svg:desc/></draw:connector><draw:custom-shape svg:x="1.9in" svg:y="0.06806in" svg:width="1.90625in" svg:height="0.67708in" draw:z-index="251708416" draw:id="id60" draw:style-name="a86" draw:name="Elipse 47" text:anchor-type="paragraph"><svg:title/><svg:desc/><text:p text:style-name="P169">Inicio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70"><text:tab/></text:p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list text:style-name="LFO2" text:continue-numbering="true">
        <text:list-item>
          <text:p text:style-name="P203">Menú</text:p>
        </text:list-item>
      </text:list>
      <text:p text:style-name="P204"/>
      <text:p text:style-name="P205"><draw:custom-shape svg:x="2.70208in" svg:y="5.02014in" svg:width="0.34375in" svg:height="0.3125in" draw:z-index="251764736" draw:id="id61" draw:style-name="a87" draw:name="Rectángulo 101" text:anchor-type="paragraph"><svg:title/><svg:desc/><text:p text:style-name="P206">B</text:p><draw:enhanced-geometry draw:type="non-primitive" svg:viewBox="0 0 21600 21600" draw:enhanced-path="M 0 0 L 21600 0 21600 21600 0 21600 Z N"/></draw:custom-shape><draw:custom-shape svg:x="6.32708in" svg:y="4.55139in" svg:width="0.48958in" svg:height="0.23958in" draw:z-index="251766784" draw:id="id62" draw:style-name="a88" draw:name="Rectángulo 103" text:anchor-type="paragraph"><svg:title/><svg:desc/><text:p text:style-name="P207">*</text:p><draw:enhanced-geometry draw:type="non-primitive" svg:viewBox="0 0 21600 21600" draw:enhanced-path="M 0 0 L 21600 0 21600 21600 0 21600 Z N"/></draw:custom-shape><draw:custom-shape svg:x="4.43125in" svg:y="4.95764in" svg:width="0.40625in" svg:height="0.3125in" draw:z-index="251765760" draw:id="id63" draw:style-name="a89" draw:name="Rectángulo 102" text:anchor-type="paragraph"><svg:title/><svg:desc/><text:p text:style-name="P208">C</text:p><draw:enhanced-geometry draw:type="non-primitive" svg:viewBox="0 0 21600 21600" draw:enhanced-path="M 0 0 L 21600 0 21600 21600 0 21600 Z N"/></draw:custom-shape><draw:custom-shape svg:x="0.36875in" svg:y="4.65556in" svg:width="0.46875in" svg:height="0.25in" draw:z-index="251763712" draw:id="id64" draw:style-name="a90" draw:name="Rectángulo 100" text:anchor-type="paragraph"><svg:title/><svg:desc/><text:p text:style-name="P209">A</text:p><draw:enhanced-geometry draw:type="non-primitive" svg:viewBox="0 0 21600 21600" draw:enhanced-path="M 0 0 L 21600 0 21600 21600 0 21600 Z N"/></draw:custom-shape><draw:connector draw:type="line" svg:x1="3.30625in" svg:y1="7.55139in" svg:x2="3.30625in" svg:y2="8.33264in" draw:z-index="251762688" draw:id="id65" draw:style-name="a92" draw:name="Conector recto de flecha 99" text:anchor-type="paragraph"><svg:title/><svg:desc/></draw:connector><draw:connector draw:type="line" svg:x1="1.04583in" svg:y1="7.56181in" svg:x2="1.04583in" svg:y2="5.73889in" draw:z-index="251761664" draw:id="id66" draw:style-name="a93" draw:name="Conector recto 98" text:anchor-type="paragraph"><svg:title/><svg:desc/></draw:connector><draw:connector draw:type="line" svg:x1="2.60833in" svg:y1="7.55139in" svg:x2="2.5875in" svg:y2="6.24931in" draw:z-index="251760640" draw:id="id67" draw:style-name="a94" draw:name="Conector recto 97" text:anchor-type="paragraph"><svg:title/><svg:desc/></draw:connector><draw:connector draw:type="line" svg:x1="4.44167in" svg:y1="7.55139in" svg:x2="4.41042in" svg:y2="6.20764in" draw:z-index="251759616" draw:id="id68" draw:style-name="a95" draw:name="Conector recto 96" text:anchor-type="paragraph"><svg:title/><svg:desc/></draw:connector><draw:connector draw:type="line" svg:x1="6.275in" svg:y1="7.54097in" svg:x2="6.23333in" svg:y2="5.71806in" draw:z-index="251758592" draw:id="id69" draw:style-name="a96" draw:name="Conector recto 95" text:anchor-type="paragraph"><svg:title/><svg:desc/></draw:connector><draw:connector draw:type="line" svg:x1="1.03542in" svg:y1="7.55139in" svg:x2="6.26458in" svg:y2="7.53056in" draw:z-index="251757568" draw:id="id70" draw:style-name="a97" draw:name="Conector recto 94" text:anchor-type="paragraph"><svg:title/><svg:desc/></draw:connector><draw:custom-shape svg:x="2.18125in" svg:y="2.94722in" svg:width="2.36458in" svg:height="1.0625in" draw:z-index="251742208" draw:id="id71" draw:style-name="a98" draw:name="Hexágono 78" text:anchor-type="paragraph"><svg:title/><svg:desc/><text:p text:style-name="P210">X</text:p><draw:enhanced-geometry draw:path-stretchpoint-x="21600" draw:path-stretchpoint-y="21600" draw:type="non-primitive" svg:viewBox="0 0 21600 21600" draw:enhanced-path="M ?f2 ?f8 L ?f15 ?f23 ?f16 ?f23 ?f3 ?f8 ?f16 ?f24 ?f15 ?f24 Z N" draw:text-areas="?f33 ?f34 ?f35 ?f36" draw:glue-points="?f16 ?f24 ?f15 ?f24 ?f15 ?f23 ?f16 ?f23" draw:glue-point-leaving-directions="-180, -180, -360, -360" draw:modifiers="25000 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min(?f9, ?f6)"/><draw:equation draw:name="f11" draw:formula="5419351 / 1725033"/><draw:equation draw:name="f12" draw:formula="50000 * ?f9 / ?f10"/><draw:equation draw:name="f13" draw:formula="$0"/><draw:equation draw:name="f14" draw:formula="?f7 * ?f37 / 100000"/><draw:equation draw:name="f15" draw:formula="?f10 * ?f13 / 100000"/><draw:equation draw:name="f16" draw:formula="?f3 - ?f15"/><draw:equation draw:name="f17" draw:formula="3600000 + ?f1"/><draw:equation draw:name="f18" draw:formula="?f17 * ?f11 / ?f0"/><draw:equation draw:name="f19" draw:formula="0 - ?f18"/><draw:equation draw:name="f20" draw:formula="cos(?f19)"/><draw:equation draw:name="f21" draw:formula="0 - ?f20"/><draw:equation draw:name="f22" draw:formula="?f21 * ?f14"/><draw:equation draw:name="f23" draw:formula="?f8 - ?f22"/><draw:equation draw:name="f24" draw:formula="?f8 + ?f22"/><draw:equation draw:name="f25" draw:formula="?f12 * -1 / 2"/><draw:equation draw:name="f26" draw:formula="?f13 + ?f25"/><draw:equation draw:name="f27" draw:formula="if(?f26, 4, 2)"/><draw:equation draw:name="f28" draw:formula="if(?f26, 3, 2)"/><draw:equation draw:name="f29" draw:formula="if(?f26, ?f25, 0)"/><draw:equation draw:name="f30" draw:formula="(?f13 + ?f29) / ?f25"/><draw:equation draw:name="f31" draw:formula="?f30 * ?f28 / -1"/><draw:equation draw:name="f32" draw:formula="?f27 + ?f31"/><draw:equation draw:name="f33" draw:formula="?f9 * ?f32 / 24"/><draw:equation draw:name="f34" draw:formula="?f6 * ?f32 / 24"/><draw:equation draw:name="f35" draw:formula="?f3 - ?f33"/><draw:equation draw:name="f36" draw:formula="?f5 - ?f34"/><draw:equation draw:name="f37" draw:formula="115470"/></draw:enhanced-geometry></draw:custom-shape><draw:connector draw:type="line" svg:x1="4.275in" svg:y1="4.00972in" svg:x2="4.31667in" svg:y2="5.3743in" draw:z-index="251756544" draw:id="id72" draw:style-name="a100" draw:name="Conector recto de flecha 93" text:anchor-type="paragraph"><svg:title/><svg:desc/></draw:connector><draw:connector draw:type="line" svg:x1="6.18125in" svg:y1="3.46806in" svg:x2="6.22292in" svg:y2="4.84306in" draw:z-index="251755520" draw:id="id73" draw:style-name="a102" draw:name="Conector recto de flecha 92" text:anchor-type="paragraph"><svg:title/><svg:desc/></draw:connector><draw:connector draw:type="line" svg:x1="2.45208in" svg:y1="4.00972in" svg:x2="2.49375in" svg:y2="5.39514in" draw:z-index="251754496" draw:id="id74" draw:style-name="a104" draw:name="Conector recto de flecha 91" text:anchor-type="paragraph"><svg:title/><svg:desc/></draw:connector><draw:connector draw:type="line" svg:x1="0.92083in" svg:y1="3.48889in" svg:x2="0.94167in" svg:y2="4.95764in" draw:z-index="251753472" draw:id="id75" draw:style-name="a106" draw:name="Conector recto de flecha 90" text:anchor-type="paragraph"><svg:title/><svg:desc/></draw:connector><draw:connector draw:type="line" svg:x1="3.8375in" svg:y1="3.46806in" svg:x2="6.18125in" svg:y2="3.46806in" draw:z-index="251752448" draw:id="id76" draw:style-name="a107" draw:name="Conector recto 88" text:anchor-type="paragraph"><svg:title/><svg:desc/></draw:connector><draw:connector draw:type="line" svg:x1="2.20208in" svg:y1="3.48889in" svg:x2="0.91042in" svg:y2="3.47847in" draw:z-index="251751424" draw:id="id77" draw:style-name="a108" draw:name="Conector recto 87" text:anchor-type="paragraph"><svg:title/><svg:desc/></draw:connector><draw:custom-shape svg:x="2.23333in" svg:y="8.33264in" svg:width="2.1875in" svg:height="0.76042in" draw:z-index="251750400" draw:id="id78" draw:style-name="a109" draw:name="Elipse 85" text:anchor-type="paragraph"><svg:title/><svg:desc/><text:p text:style-name="P211">Fin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66042in" svg:y="5.35347in" svg:width="1.44792in" svg:height="0.98958in" draw:z-index="251747328" draw:id="id79" draw:style-name="a110" draw:name="Diagrama de flujo: documento 83" text:anchor-type="paragraph"><svg:title/><svg:desc/><text:p text:style-name="P212">Cambios</text:p><draw:enhanced-geometry draw:type="non-primitive" svg:viewBox="0 0 21600 21600" draw:enhanced-path="M 0 0 L 21600 0 21600 17322 C 10800 17322 10800 23922 0 20172 Z N" draw:text-areas="?f14 ?f16 ?f15 ?f17" draw:glue-points="?f12 ?f13" draw:glue-point-leaving-directions="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?f4 * 17322 / 21600"/><draw:equation draw:name="f11" draw:formula="?f4 * 20172 / 21600"/><draw:equation draw:name="f12" draw:formula="?f7 / ?f8"/><draw:equation draw:name="f13" draw:formula="?f11 / ?f9"/><draw:equation draw:name="f14" draw:formula="?f0 / ?f8"/><draw:equation draw:name="f15" draw:formula="?f1 / ?f8"/><draw:equation draw:name="f16" draw:formula="?f2 / ?f9"/><draw:equation draw:name="f17" draw:formula="?f10 / ?f9"/></draw:enhanced-geometry></draw:custom-shape><draw:custom-shape svg:x="1.94792in" svg:y="5.38472in" svg:width="1.44792in" svg:height="0.98958in" draw:z-index="251749376" draw:id="id80" draw:style-name="a111" draw:name="Diagrama de flujo: documento 84" text:anchor-type="paragraph"><svg:title/><svg:desc/><text:p text:style-name="P213">Bajas</text:p><draw:enhanced-geometry draw:type="non-primitive" svg:viewBox="0 0 21600 21600" draw:enhanced-path="M 0 0 L 21600 0 21600 17322 C 10800 17322 10800 23922 0 20172 Z N" draw:text-areas="?f14 ?f16 ?f15 ?f17" draw:glue-points="?f12 ?f13" draw:glue-point-leaving-directions="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?f4 * 17322 / 21600"/><draw:equation draw:name="f11" draw:formula="?f4 * 20172 / 21600"/><draw:equation draw:name="f12" draw:formula="?f7 / ?f8"/><draw:equation draw:name="f13" draw:formula="?f11 / ?f9"/><draw:equation draw:name="f14" draw:formula="?f0 / ?f8"/><draw:equation draw:name="f15" draw:formula="?f1 / ?f8"/><draw:equation draw:name="f16" draw:formula="?f2 / ?f9"/><draw:equation draw:name="f17" draw:formula="?f10 / ?f9"/></draw:enhanced-geometry></draw:custom-shape><draw:custom-shape svg:x="0.14931in" svg:y="4.93681in" svg:width="1.44792in" svg:height="0.98958in" draw:z-index="251743232" draw:id="id81" draw:style-name="a112" draw:name="Diagrama de flujo: documento 79" text:anchor-type="paragraph"><svg:title/><svg:desc/><text:p text:style-name="P214">Altas</text:p><draw:enhanced-geometry draw:type="non-primitive" svg:viewBox="0 0 21600 21600" draw:enhanced-path="M 0 0 L 21600 0 21600 17322 C 10800 17322 10800 23922 0 20172 Z N" draw:text-areas="?f14 ?f16 ?f15 ?f17" draw:glue-points="?f12 ?f13" draw:glue-point-leaving-directions="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?f4 * 17322 / 21600"/><draw:equation draw:name="f11" draw:formula="?f4 * 20172 / 21600"/><draw:equation draw:name="f12" draw:formula="?f7 / ?f8"/><draw:equation draw:name="f13" draw:formula="?f11 / ?f9"/><draw:equation draw:name="f14" draw:formula="?f0 / ?f8"/><draw:equation draw:name="f15" draw:formula="?f1 / ?f8"/><draw:equation draw:name="f16" draw:formula="?f2 / ?f9"/><draw:equation draw:name="f17" draw:formula="?f10 / ?f9"/></draw:enhanced-geometry></draw:custom-shape><draw:custom-shape svg:x="5.5in" svg:y="4.83264in" svg:width="1.44792in" svg:height="0.98958in" draw:z-index="251745280" draw:id="id82" draw:style-name="a113" draw:name="Diagrama de flujo: documento 82" text:anchor-type="paragraph"><svg:title/><svg:desc/><text:p text:style-name="P215">No existe opción</text:p><draw:enhanced-geometry draw:type="non-primitive" svg:viewBox="0 0 21600 21600" draw:enhanced-path="M 0 0 L 21600 0 21600 17322 C 10800 17322 10800 23922 0 20172 Z N" draw:text-areas="?f14 ?f16 ?f15 ?f17" draw:glue-points="?f12 ?f13" draw:glue-point-leaving-directions="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?f4 * 17322 / 21600"/><draw:equation draw:name="f11" draw:formula="?f4 * 20172 / 21600"/><draw:equation draw:name="f12" draw:formula="?f7 / ?f8"/><draw:equation draw:name="f13" draw:formula="?f11 / ?f9"/><draw:equation draw:name="f14" draw:formula="?f0 / ?f8"/><draw:equation draw:name="f15" draw:formula="?f1 / ?f8"/><draw:equation draw:name="f16" draw:formula="?f2 / ?f9"/><draw:equation draw:name="f17" draw:formula="?f10 / ?f9"/></draw:enhanced-geometry></draw:custom-shape><draw:connector draw:type="line" svg:x1="2.98333in" svg:y1="2.32222in" svg:x2="3.00417in" svg:y2="2.91597in" draw:z-index="251741184" draw:id="id83" draw:style-name="a115" draw:name="Conector recto de flecha 77" text:anchor-type="paragraph"><svg:title/><svg:desc/></draw:connector><draw:custom-shape svg:x="2.87917in" svg:y="2.03264in" svg:width="0.22917in" svg:height="0.04931in" draw:z-index="251740160" draw:id="id84" draw:style-name="a116" draw:name="Flecha: hacia la izquierda 76" text:anchor-type="paragraph"><svg:title/><svg:desc/><draw:enhanced-geometry draw:type="non-primitive" svg:viewBox="0 0 21600 21600" draw:enhanced-path="M 21600 ?f0 L ?f1 ?f0 ?f1 0 0 10800 ?f1 21600 ?f1 ?f2 21600 ?f2 Z N" draw:text-areas="?f7 ?f0 21600 ?f2" draw:glue-points="?f1 0 ?f1 21600" draw:glue-point-leaving-directions="0, 180" draw:modifiers="2324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svg:x="2.15in" svg:y="1.54097in" svg:width="1.63542in" svg:height="0.79167in" draw:z-index="251739136" draw:id="id85" draw:style-name="a117" draw:name="Rectángulo 74" text:anchor-type="paragraph"><svg:title/><svg:desc/><text:p text:style-name="P216">X:<text:s/>LETRA</text:p><text:p text:style-name="P217">X <text:s text:c="8"/>B</text:p><draw:enhanced-geometry draw:type="non-primitive" svg:viewBox="0 0 21600 21600" draw:enhanced-path="M 0 0 L 21600 0 21600 21600 0 21600 Z N"/></draw:custom-shape><draw:connector draw:type="line" svg:x1="2.94167in" svg:y1="0.93681in" svg:x2="2.95208in" svg:y2="1.53056in" draw:z-index="251738112" draw:id="id86" draw:style-name="a119" draw:name="Conector recto de flecha 73" text:anchor-type="paragraph"><svg:title/><svg:desc/></draw:connector><draw:custom-shape svg:x="1.9625in" svg:y="0.18681in" svg:width="1.95833in" svg:height="0.76042in" draw:z-index="251737088" draw:id="id87" draw:style-name="a120" draw:name="Elipse 72" text:anchor-type="paragraph"><svg:title/><svg:desc/><text:p text:style-name="P218">Inicio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19"><text:tab/></text:p>
      <text:p text:style-name="P220"/>
      <text:p text:style-name="P221"/>
      <text:p text:style-name="P222"/>
      <text:p text:style-name="P223"/>
      <text:p text:style-name="P224"/>
      <text:p text:style-name="P225"/>
      <text:p text:style-name="P226">Conclusiones:</text:p>
      <text:p text:style-name="P227">Al finalizer la practica, comprendi un poco major sobre su importancia<text:s/>en la<text:s/>programación, ya que a<text:s/>partir de los algoritmos se crean los diagramas de flujo y asi se colocan los datos al programar para ver que te de el mismo formato que en tu diagrama de fluj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extodelmarcadordeposición" style:display-name="Texto del marcador de posición" style:family="text" style:parent-style-name="Fuentedepárrafopredeter.">
      <style:text-properties fo:color="#80808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75" svg:viewBox="0 0 20 30" svg:d="m10 0-10 30h20z"/>
    <draw:marker draw:name="a39" svg:viewBox="0 0 20 30" svg:d="m10 0-10 30h20z"/>
    <draw:marker draw:name="a118" svg:viewBox="0 0 20 30" svg:d="m10 0-10 30h20z"/>
    <draw:marker draw:name="a78" svg:viewBox="0 0 20 30" svg:d="m10 0-10 30h20z"/>
    <draw:marker draw:name="a101" svg:viewBox="0 0 20 30" svg:d="m10 0-10 30h20z"/>
    <draw:marker draw:name="a23" svg:viewBox="0 0 20 30" svg:d="m10 0-10 30h20z"/>
    <draw:marker draw:name="a103" svg:viewBox="0 0 20 30" svg:d="m10 0-10 30h20z"/>
    <draw:marker draw:name="a105" svg:viewBox="0 0 20 30" svg:d="m10 0-10 30h20z"/>
    <draw:marker draw:name="a28" svg:viewBox="0 0 20 30" svg:d="m10 0-10 30h20z"/>
    <draw:marker draw:name="a66" svg:viewBox="0 0 20 30" svg:d="m10 0-10 30h20z"/>
    <draw:marker draw:name="a69" svg:viewBox="0 0 20 30" svg:d="m10 0-10 30h20z"/>
    <draw:marker draw:name="a50" svg:viewBox="0 0 20 30" svg:d="m10 0-10 30h20z"/>
    <draw:marker draw:name="a53" svg:viewBox="0 0 20 30" svg:d="m10 0-10 30h20z"/>
    <draw:marker draw:name="a91" svg:viewBox="0 0 20 30" svg:d="m10 0-10 30h20z"/>
    <draw:marker draw:name="a19" svg:viewBox="0 0 20 30" svg:d="m10 0-10 30h20z"/>
    <draw:marker draw:name="a56" svg:viewBox="0 0 20 30" svg:d="m10 0-10 30h20z"/>
    <draw:marker draw:name="a58" svg:viewBox="0 0 20 30" svg:d="m10 0-10 30h20z"/>
    <draw:marker draw:name="a2" svg:viewBox="0 0 20 30" svg:d="m10 0-10 30h20z"/>
    <draw:marker draw:name="a99" svg:viewBox="0 0 20 30" svg:d="m10 0-10 30h20z"/>
    <draw:marker draw:name="a43" svg:viewBox="0 0 20 30" svg:d="m10 0-10 30h20z"/>
    <draw:marker draw:name="a81" svg:viewBox="0 0 20 30" svg:d="m10 0-10 30h20z"/>
    <draw:marker draw:name="a46" svg:viewBox="0 0 20 30" svg:d="m10 0-10 30h20z"/>
    <draw:marker draw:name="a9" svg:viewBox="0 0 20 30" svg:d="m10 0-10 30h20z"/>
    <draw:marker draw:name="a84" svg:viewBox="0 0 20 30" svg:d="m10 0-10 30h20z"/>
    <draw:marker draw:name="a30" svg:viewBox="0 0 20 30" svg:d="m10 0-10 30h20z"/>
    <draw:marker draw:name="a34" svg:viewBox="0 0 20 30" svg:d="m10 0-10 30h20z"/>
    <draw:marker draw:name="a72" svg:viewBox="0 0 20 30" svg:d="m10 0-10 30h20z"/>
    <draw:marker draw:name="a114" svg:viewBox="0 0 20 30" svg:d="m10 0-10 30h20z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HOLA CASA</dc:creator>
    <meta:creation-date>2018-03-17T04:51:00Z</meta:creation-date>
    <dc:date>2018-03-17T04:51:00Z</dc:date>
    <meta:template xlink:href="Normal" xlink:type="simple"/>
    <meta:editing-cycles>2</meta:editing-cycles>
    <meta:editing-duration>PT360S</meta:editing-duration>
    <meta:document-statistic meta:page-count="6" meta:paragraph-count="2" meta:word-count="214" meta:character-count="1392" meta:row-count="9" meta:non-whitespace-character-count="1180"/>
  </office:meta>
</office:document-meta>
</file>

<file path=Object 1/content.xml><?xml version="1.0" encoding="utf-8"?>
<mml:math xmlns:mml="http://www.w3.org/1998/Math/MathML" xmlns:m="http://schemas.openxmlformats.org/officeDocument/2006/math">
  <mml:mi>x</mml:mi>
  <mml:mo>=</mml:mo>
  <mml:mfrac>
    <mml:mrow>
      <mml:mo>-</mml:mo>
      <mml:mi>b</mml:mi>
      <mml:mo>±</mml:mo>
      <mml:msqrt>
        <mml:msup>
          <mml:mrow>
            <mml:mi>b</mml:mi>
          </mml:mrow>
          <mml:mrow>
            <mml:mn>2</mml:mn>
          </mml:mrow>
        </mml:msup>
        <mml:mo>-</mml:mo>
        <mml:mn>4</mml:mn>
        <mml:mi>a</mml:mi>
        <mml:mi>c</mml:mi>
      </mml:msqrt>
    </mml:mrow>
    <mml:mrow>
      <mml:mn>2</mml:mn>
      <mml:mi>a</mml:mi>
    </mml:mrow>
  </mml:mfrac>
</mml:math>
</file>